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61.05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28.73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27.4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4"/>
    <style:style style:name="ce6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4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280.84mm" svg:height="144.26mm" svg:x="32.59mm" svg:y="408.46mm">
            <loext:p draw:notify-on-update-of-ranges="Sheet1.N2:Sheet1.N2 Sheet1.N3:Sheet1.N38 Sheet1.O2:Sheet1.O2 Sheet1.O3:Sheet1.O38 Sheet1.P2:Sheet1.P2 Sheet1.P3:Sheet1.P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80.84mm" svg:height="144.26mm" svg:x="363.68mm" svg:y="339.46mm">
            <loext:p draw:notify-on-update-of-ranges="Sheet1.B3:Sheet1.B38 Sheet1.N2:Sheet1.N38 Sheet1.B3:Sheet1.B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PWM</text:p>
          </table:table-cell>
          <table:covered-table-cell table:number-columns-repeated="2" table:style-name="ce2"/>
          <table:table-cell table:style-name="ce2" table:number-columns-repeated="2"/>
          <table:table-cell table:style-name="ce3" office:value-type="string" calcext:value-type="string" table:number-columns-spanned="3" table:number-rows-spanned="1">
            <text:p>SVPWM</text:p>
          </table:table-cell>
          <table:covered-table-cell table:number-columns-repeated="2" table:style-name="ce2"/>
          <table:table-cell table:style-name="ce2"/>
          <table:table-cell table:style-name="ce13" office:value-type="string" calcext:value-type="string">
            <text:p>SPWM 0-255</text:p>
          </table:table-cell>
          <table:table-cell table:style-name="ce13" office:value-type="string" calcext:value-type="string">
            <text:p>SVPWM 0-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6" office:value-type="string" calcext:value-type="string">
            <text:p>Phase B</text:p>
          </table:table-cell>
          <table:table-cell table:style-name="ce7" office:value-type="string" calcext:value-type="string">
            <text:p>Phase C</text:p>
          </table:table-cell>
          <table:table-cell table:style-name="ce8"/>
          <table:table-cell table:style-name="ce2" office:value-type="string" calcext:value-type="string">
            <text:p>Voff</text:p>
          </table:table-cell>
          <table:table-cell table:style-name="ce10" office:value-type="string" calcext:value-type="string">
            <text:p>Phase Asv</text:p>
          </table:table-cell>
          <table:table-cell table:style-name="ce12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8"/>
          <table:table-cell table:style-name="ce2" office:value-type="string" calcext:value-type="string">
            <text:p>change amplitude (A3) to 255</text:p>
          </table:table-cell>
          <table:table-cell table:style-name="ce2" office:value-type="string" calcext:value-type="string">
            <text:p>change amplitude (A3) to 294</text:p>
          </table:table-cell>
          <table:table-cell table:style-name="ce16" office:value-type="string" calcext:value-type="string">
            <text:p>PWM phase A</text:p>
          </table:table-cell>
          <table:table-cell table:style-name="ce16" office:value-type="string" calcext:value-type="string">
            <text:p>PWM phase B</text:p>
          </table:table-cell>
          <table:table-cell table:style-name="ce16" office:value-type="string" calcext:value-type="string">
            <text:p>PWM phase C</text:p>
          </table:table-cell>
        </table:table-row>
        <table:table-row table:style-name="ro1">
          <table:table-cell table:style-name="ce1" office:value-type="float" office:value="2303" calcext:value-type="float">
            <text:p>2303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$A$3]*SIN(RADIANS([.B3]))" office:value-type="float" office:value="0" calcext:value-type="float">
            <text:p>0,0000</text:p>
          </table:table-cell>
          <table:table-cell table:style-name="ce5" table:formula="of:=[.$A$3]*SIN(RADIANS([.B3]-120))" office:value-type="float" office:value="-1994.45650491556" calcext:value-type="float">
            <text:p>-1994,4565</text:p>
          </table:table-cell>
          <table:table-cell table:style-name="ce5" table:formula="of:=[.$A$3]*SIN(RADIANS([.B3]+120))" office:value-type="float" office:value="1994.45650491556" calcext:value-type="float">
            <text:p>1994,4565</text:p>
          </table:table-cell>
          <table:table-cell table:style-name="ce5"/>
          <table:table-cell table:style-name="ce9" table:formula="of:=(MIN([.C3];[.D3];[.E3])+MAX([.C3];[.D3];[.E3]))/2" office:value-type="float" office:value="0" calcext:value-type="float">
            <text:p>0,0000</text:p>
          </table:table-cell>
          <table:table-cell table:style-name="ce5" table:formula="of:=[.C3]-[.G3]" office:value-type="float" office:value="0" calcext:value-type="float">
            <text:p>0,0000</text:p>
          </table:table-cell>
          <table:table-cell table:style-name="ce5" table:formula="of:=[.D3]-[.G3]" office:value-type="float" office:value="-1994.45650491556" calcext:value-type="float">
            <text:p>-1994,4565</text:p>
          </table:table-cell>
          <table:table-cell table:style-name="ce5" table:formula="of:=[.E3]-[.G3]" office:value-type="float" office:value="1994.45650491556" calcext:value-type="float">
            <text:p>1994,4565</text:p>
          </table:table-cell>
          <table:table-cell table:style-name="ce5"/>
          <table:table-cell table:style-name="ce14" table:formula="of:=[.C3]/2+127" office:value-type="float" office:value="127" calcext:value-type="float">
            <text:p>127</text:p>
          </table:table-cell>
          <table:table-cell table:style-name="ce14" table:formula="of:=[.H3]/2+128" office:value-type="float" office:value="128" calcext:value-type="float">
            <text:p>128</text:p>
          </table:table-cell>
          <table:table-cell table:formula="of:=[.M3]+([.$A$3]/2)" office:value-type="float" office:value="1279.5" calcext:value-type="float">
            <text:p>1280</text:p>
          </table:table-cell>
          <table:table-cell table:style-name="ce17" table:formula="of:=[.N15]" office:value-type="float" office:value="2276.72825245778" calcext:value-type="float">
            <text:p>2277</text:p>
          </table:table-cell>
          <table:table-cell table:style-name="ce15" table:formula="of:=[.N27]" office:value-type="float" office:value="282.271747542219" calcext:value-type="float">
            <text:p>282</text:p>
          </table:table-cell>
        </table:table-row>
        <table:table-row table:style-name="ro1">
          <table:table-cell/>
          <table:table-cell table:style-name="ce2" table:formula="of:=[.B3]+10" office:value-type="float" office:value="10" calcext:value-type="float">
            <text:p>10</text:p>
          </table:table-cell>
          <table:table-cell table:style-name="ce5" table:formula="of:=[.$A$3]*SIN(RADIANS([.B4]))" office:value-type="float" office:value="399.911753166941" calcext:value-type="float">
            <text:p>399,9118</text:p>
          </table:table-cell>
          <table:table-cell table:style-name="ce5" table:formula="of:=[.$A$3]*SIN(RADIANS([.B4]-120))" office:value-type="float" office:value="-2164.11210566995" calcext:value-type="float">
            <text:p>-2164,1121</text:p>
          </table:table-cell>
          <table:table-cell table:style-name="ce5" table:formula="of:=[.$A$3]*SIN(RADIANS([.B4]+120))" office:value-type="float" office:value="1764.20035250301" calcext:value-type="float">
            <text:p>1764,2004</text:p>
          </table:table-cell>
          <table:table-cell table:style-name="ce5"/>
          <table:table-cell table:style-name="ce9" table:formula="of:=(MIN([.C4];[.D4];[.E4])+MAX([.C4];[.D4];[.E4]))/2" office:value-type="float" office:value="-199.95587658347" calcext:value-type="float">
            <text:p>-199,9559</text:p>
          </table:table-cell>
          <table:table-cell table:style-name="ce5" table:formula="of:=[.C4]-[.G4]" office:value-type="float" office:value="599.867629750411" calcext:value-type="float">
            <text:p>599,8676</text:p>
          </table:table-cell>
          <table:table-cell table:style-name="ce5" table:formula="of:=[.D4]-[.G4]" office:value-type="float" office:value="-1964.15622908648" calcext:value-type="float">
            <text:p>-1964,1562</text:p>
          </table:table-cell>
          <table:table-cell table:style-name="ce5" table:formula="of:=[.E4]-[.G4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4]/2+127" office:value-type="float" office:value="326.95587658347" calcext:value-type="float">
            <text:p>327</text:p>
          </table:table-cell>
          <table:table-cell table:style-name="ce14" table:formula="of:=[.H4]/2+128" office:value-type="float" office:value="427.933814875206" calcext:value-type="float">
            <text:p>428</text:p>
          </table:table-cell>
          <table:table-cell table:formula="of:=[.M4]+([.$A$3]/2)" office:value-type="float" office:value="1579.43381487521" calcext:value-type="float">
            <text:p>1579</text:p>
          </table:table-cell>
          <table:table-cell table:style-name="ce17" table:formula="of:=[.N16]" office:value-type="float" office:value="2261.57811454324" calcext:value-type="float">
            <text:p>2262</text:p>
          </table:table-cell>
          <table:table-cell table:style-name="ce15" table:formula="of:=[.N28]" office:value-type="float" office:value="297.421885456762" calcext:value-type="float">
            <text:p>297</text:p>
          </table:table-cell>
        </table:table-row>
        <table:table-row table:style-name="ro1">
          <table:table-cell/>
          <table:table-cell table:style-name="ce2" table:formula="of:=[.B4]+10" office:value-type="float" office:value="20" calcext:value-type="float">
            <text:p>20</text:p>
          </table:table-cell>
          <table:table-cell table:style-name="ce5" table:formula="of:=[.$A$3]*SIN(RADIANS([.B5]))" office:value-type="float" office:value="787.672390079015" calcext:value-type="float">
            <text:p>787,6724</text:p>
          </table:table-cell>
          <table:table-cell table:style-name="ce5" table:formula="of:=[.$A$3]*SIN(RADIANS([.B5]-120))" office:value-type="float" office:value="-2268.01225518712" calcext:value-type="float">
            <text:p>-2268,0123</text:p>
          </table:table-cell>
          <table:table-cell table:style-name="ce5" table:formula="of:=[.$A$3]*SIN(RADIANS([.B5]+120))" office:value-type="float" office:value="1480.3398651081" calcext:value-type="float">
            <text:p>1480,3399</text:p>
          </table:table-cell>
          <table:table-cell table:style-name="ce5"/>
          <table:table-cell table:style-name="ce9" table:formula="of:=(MIN([.C5];[.D5];[.E5])+MAX([.C5];[.D5];[.E5]))/2" office:value-type="float" office:value="-393.836195039507" calcext:value-type="float">
            <text:p>-393,8362</text:p>
          </table:table-cell>
          <table:table-cell table:style-name="ce5" table:formula="of:=[.C5]-[.G5]" office:value-type="float" office:value="1181.50858511852" calcext:value-type="float">
            <text:p>1181,5086</text:p>
          </table:table-cell>
          <table:table-cell table:style-name="ce5" table:formula="of:=[.D5]-[.G5]" office:value-type="float" office:value="-1874.17606014761" calcext:value-type="float">
            <text:p>-1874,1761</text:p>
          </table:table-cell>
          <table:table-cell table:style-name="ce5" table:formula="of:=[.E5]-[.G5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5]/2+127" office:value-type="float" office:value="520.836195039508" calcext:value-type="float">
            <text:p>521</text:p>
          </table:table-cell>
          <table:table-cell table:style-name="ce14" table:formula="of:=[.H5]/2+128" office:value-type="float" office:value="718.754292559261" calcext:value-type="float">
            <text:p>719</text:p>
          </table:table-cell>
          <table:table-cell table:formula="of:=[.M5]+([.$A$3]/2)" office:value-type="float" office:value="1870.25429255926" calcext:value-type="float">
            <text:p>1870</text:p>
          </table:table-cell>
          <table:table-cell table:style-name="ce17" table:formula="of:=[.N17]" office:value-type="float" office:value="2216.5880300738" calcext:value-type="float">
            <text:p>2217</text:p>
          </table:table-cell>
          <table:table-cell table:style-name="ce15" table:formula="of:=[.N29]" office:value-type="float" office:value="342.411969926196" calcext:value-type="float">
            <text:p>342</text:p>
          </table:table-cell>
        </table:table-row>
        <table:table-row table:style-name="ro1">
          <table:table-cell/>
          <table:table-cell table:style-name="ce2" table:formula="of:=[.B5]+10" office:value-type="float" office:value="30" calcext:value-type="float">
            <text:p>30</text:p>
          </table:table-cell>
          <table:table-cell table:style-name="ce5" table:formula="of:=[.$A$3]*SIN(RADIANS([.B6]))" office:value-type="float" office:value="1151.5" calcext:value-type="float">
            <text:p>1151,5000</text:p>
          </table:table-cell>
          <table:table-cell table:style-name="ce5" table:formula="of:=[.$A$3]*SIN(RADIANS([.B6]-120))" office:value-type="float" office:value="-2303" calcext:value-type="float">
            <text:p>-2303,0000</text:p>
          </table:table-cell>
          <table:table-cell table:style-name="ce5" table:formula="of:=[.$A$3]*SIN(RADIANS([.B6]+120))" office:value-type="float" office:value="1151.5" calcext:value-type="float">
            <text:p>1151,5000</text:p>
          </table:table-cell>
          <table:table-cell table:style-name="ce5"/>
          <table:table-cell table:style-name="ce9" table:formula="of:=(MIN([.C6];[.D6];[.E6])+MAX([.C6];[.D6];[.E6]))/2" office:value-type="float" office:value="-575.75" calcext:value-type="float">
            <text:p>-575,7500</text:p>
          </table:table-cell>
          <table:table-cell table:style-name="ce5" table:formula="of:=[.C6]-[.G6]" office:value-type="float" office:value="1727.25" calcext:value-type="float">
            <text:p>1727,2500</text:p>
          </table:table-cell>
          <table:table-cell table:style-name="ce5" table:formula="of:=[.D6]-[.G6]" office:value-type="float" office:value="-1727.25" calcext:value-type="float">
            <text:p>-1727,2500</text:p>
          </table:table-cell>
          <table:table-cell table:style-name="ce5" table:formula="of:=[.E6]-[.G6]" office:value-type="float" office:value="1727.25" calcext:value-type="float">
            <text:p>1727,2500</text:p>
          </table:table-cell>
          <table:table-cell table:style-name="ce5"/>
          <table:table-cell table:style-name="ce14" table:formula="of:=[.C6]/2+127" office:value-type="float" office:value="702.75" calcext:value-type="float">
            <text:p>703</text:p>
          </table:table-cell>
          <table:table-cell table:style-name="ce14" table:formula="of:=[.H6]/2+128" office:value-type="float" office:value="991.625" calcext:value-type="float">
            <text:p>992</text:p>
          </table:table-cell>
          <table:table-cell table:formula="of:=[.M6]+([.$A$3]/2)" office:value-type="float" office:value="2143.125" calcext:value-type="float">
            <text:p>2143</text:p>
          </table:table-cell>
          <table:table-cell table:style-name="ce17" table:formula="of:=[.N18]" office:value-type="float" office:value="2143.125" calcext:value-type="float">
            <text:p>2143</text:p>
          </table:table-cell>
          <table:table-cell table:style-name="ce15" table:formula="of:=[.N30]" office:value-type="float" office:value="415.875" calcext:value-type="float">
            <text:p>416</text:p>
          </table:table-cell>
        </table:table-row>
        <table:table-row table:style-name="ro1">
          <table:table-cell/>
          <table:table-cell table:style-name="ce2" table:formula="of:=[.B6]+10" office:value-type="float" office:value="40" calcext:value-type="float">
            <text:p>40</text:p>
          </table:table-cell>
          <table:table-cell table:style-name="ce5" table:formula="of:=[.$A$3]*SIN(RADIANS([.B7]))" office:value-type="float" office:value="1480.3398651081" calcext:value-type="float">
            <text:p>1480,3399</text:p>
          </table:table-cell>
          <table:table-cell table:style-name="ce5" table:formula="of:=[.$A$3]*SIN(RADIANS([.B7]-120))" office:value-type="float" office:value="-2268.01225518712" calcext:value-type="float">
            <text:p>-2268,0123</text:p>
          </table:table-cell>
          <table:table-cell table:style-name="ce5" table:formula="of:=[.$A$3]*SIN(RADIANS([.B7]+120))" office:value-type="float" office:value="787.672390079015" calcext:value-type="float">
            <text:p>787,6724</text:p>
          </table:table-cell>
          <table:table-cell table:style-name="ce5"/>
          <table:table-cell table:style-name="ce9" table:formula="of:=(MIN([.C7];[.D7];[.E7])+MAX([.C7];[.D7];[.E7]))/2" office:value-type="float" office:value="-393.836195039508" calcext:value-type="float">
            <text:p>-393,8362</text:p>
          </table:table-cell>
          <table:table-cell table:style-name="ce5" table:formula="of:=[.C7]-[.G7]" office:value-type="float" office:value="1874.17606014761" calcext:value-type="float">
            <text:p>1874,1761</text:p>
          </table:table-cell>
          <table:table-cell table:style-name="ce5" table:formula="of:=[.D7]-[.G7]" office:value-type="float" office:value="-1874.17606014761" calcext:value-type="float">
            <text:p>-1874,1761</text:p>
          </table:table-cell>
          <table:table-cell table:style-name="ce5" table:formula="of:=[.E7]-[.G7]" office:value-type="float" office:value="1181.50858511852" calcext:value-type="float">
            <text:p>1181,5086</text:p>
          </table:table-cell>
          <table:table-cell table:style-name="ce5"/>
          <table:table-cell table:style-name="ce14" table:formula="of:=[.C7]/2+127" office:value-type="float" office:value="867.16993255405" calcext:value-type="float">
            <text:p>867</text:p>
          </table:table-cell>
          <table:table-cell table:style-name="ce14" table:formula="of:=[.H7]/2+128" office:value-type="float" office:value="1065.0880300738" calcext:value-type="float">
            <text:p>1065</text:p>
          </table:table-cell>
          <table:table-cell table:formula="of:=[.M7]+([.$A$3]/2)" office:value-type="float" office:value="2216.5880300738" calcext:value-type="float">
            <text:p>2217</text:p>
          </table:table-cell>
          <table:table-cell table:style-name="ce17" table:formula="of:=[.N19]" office:value-type="float" office:value="1870.25429255926" calcext:value-type="float">
            <text:p>1870</text:p>
          </table:table-cell>
          <table:table-cell table:style-name="ce15" table:formula="of:=[.N31]" office:value-type="float" office:value="342.411969926196" calcext:value-type="float">
            <text:p>342</text:p>
          </table:table-cell>
        </table:table-row>
        <table:table-row table:style-name="ro1">
          <table:table-cell/>
          <table:table-cell table:style-name="ce2" table:formula="of:=[.B7]+10" office:value-type="float" office:value="50" calcext:value-type="float">
            <text:p>50</text:p>
          </table:table-cell>
          <table:table-cell table:style-name="ce5" table:formula="of:=[.$A$3]*SIN(RADIANS([.B8]))" office:value-type="float" office:value="1764.20035250301" calcext:value-type="float">
            <text:p>1764,2004</text:p>
          </table:table-cell>
          <table:table-cell table:style-name="ce5" table:formula="of:=[.$A$3]*SIN(RADIANS([.B8]-120))" office:value-type="float" office:value="-2164.11210566995" calcext:value-type="float">
            <text:p>-2164,1121</text:p>
          </table:table-cell>
          <table:table-cell table:style-name="ce5" table:formula="of:=[.$A$3]*SIN(RADIANS([.B8]+120))" office:value-type="float" office:value="399.91175316694" calcext:value-type="float">
            <text:p>399,9118</text:p>
          </table:table-cell>
          <table:table-cell table:style-name="ce5"/>
          <table:table-cell table:style-name="ce9" table:formula="of:=(MIN([.C8];[.D8];[.E8])+MAX([.C8];[.D8];[.E8]))/2" office:value-type="float" office:value="-199.95587658347" calcext:value-type="float">
            <text:p>-199,9559</text:p>
          </table:table-cell>
          <table:table-cell table:style-name="ce5" table:formula="of:=[.C8]-[.G8]" office:value-type="float" office:value="1964.15622908648" calcext:value-type="float">
            <text:p>1964,1562</text:p>
          </table:table-cell>
          <table:table-cell table:style-name="ce5" table:formula="of:=[.D8]-[.G8]" office:value-type="float" office:value="-1964.15622908648" calcext:value-type="float">
            <text:p>-1964,1562</text:p>
          </table:table-cell>
          <table:table-cell table:style-name="ce5" table:formula="of:=[.E8]-[.G8]" office:value-type="float" office:value="599.867629750411" calcext:value-type="float">
            <text:p>599,8676</text:p>
          </table:table-cell>
          <table:table-cell table:style-name="ce5"/>
          <table:table-cell table:style-name="ce14" table:formula="of:=[.C8]/2+127" office:value-type="float" office:value="1009.1001762515" calcext:value-type="float">
            <text:p>1009</text:p>
          </table:table-cell>
          <table:table-cell table:style-name="ce14" table:formula="of:=[.H8]/2+128" office:value-type="float" office:value="1110.07811454324" calcext:value-type="float">
            <text:p>1110</text:p>
          </table:table-cell>
          <table:table-cell table:formula="of:=[.M8]+([.$A$3]/2)" office:value-type="float" office:value="2261.57811454324" calcext:value-type="float">
            <text:p>2262</text:p>
          </table:table-cell>
          <table:table-cell table:style-name="ce17" table:formula="of:=[.N20]" office:value-type="float" office:value="1579.43381487521" calcext:value-type="float">
            <text:p>1579</text:p>
          </table:table-cell>
          <table:table-cell table:style-name="ce15" table:formula="of:=[.N32]" office:value-type="float" office:value="297.421885456762" calcext:value-type="float">
            <text:p>297</text:p>
          </table:table-cell>
        </table:table-row>
        <table:table-row table:style-name="ro1">
          <table:table-cell/>
          <table:table-cell table:style-name="ce2" table:formula="of:=[.B8]+10" office:value-type="float" office:value="60" calcext:value-type="float">
            <text:p>60</text:p>
          </table:table-cell>
          <table:table-cell table:style-name="ce5" table:formula="of:=[.$A$3]*SIN(RADIANS([.B9]))" office:value-type="float" office:value="1994.45650491556" calcext:value-type="float">
            <text:p>1994,4565</text:p>
          </table:table-cell>
          <table:table-cell table:style-name="ce5" table:formula="of:=[.$A$3]*SIN(RADIANS([.B9]-120))" office:value-type="float" office:value="-1994.45650491556" calcext:value-type="float">
            <text:p>-1994,4565</text:p>
          </table:table-cell>
          <table:table-cell table:style-name="ce5" table:formula="of:=[.$A$3]*SIN(RADIANS([.B9]+120))" office:value-type="float" office:value="0.000000000000282036157843635" calcext:value-type="float">
            <text:p>0,0000</text:p>
          </table:table-cell>
          <table:table-cell table:style-name="ce5"/>
          <table:table-cell table:style-name="ce9" table:formula="of:=(MIN([.C9];[.D9];[.E9])+MAX([.C9];[.D9];[.E9]))/2" office:value-type="float" office:value="0" calcext:value-type="float">
            <text:p>0,0000</text:p>
          </table:table-cell>
          <table:table-cell table:style-name="ce5" table:formula="of:=[.C9]-[.G9]" office:value-type="float" office:value="1994.45650491556" calcext:value-type="float">
            <text:p>1994,4565</text:p>
          </table:table-cell>
          <table:table-cell table:style-name="ce5" table:formula="of:=[.D9]-[.G9]" office:value-type="float" office:value="-1994.45650491556" calcext:value-type="float">
            <text:p>-1994,4565</text:p>
          </table:table-cell>
          <table:table-cell table:style-name="ce5" table:formula="of:=[.E9]-[.G9]" office:value-type="float" office:value="0.000000000000282036157843635" calcext:value-type="float">
            <text:p>0,0000</text:p>
          </table:table-cell>
          <table:table-cell table:style-name="ce5"/>
          <table:table-cell table:style-name="ce14" table:formula="of:=[.C9]/2+127" office:value-type="float" office:value="1124.22825245778" calcext:value-type="float">
            <text:p>1124</text:p>
          </table:table-cell>
          <table:table-cell table:style-name="ce14" table:formula="of:=[.H9]/2+128" office:value-type="float" office:value="1125.22825245778" calcext:value-type="float">
            <text:p>1125</text:p>
          </table:table-cell>
          <table:table-cell table:formula="of:=[.M9]+([.$A$3]/2)" office:value-type="float" office:value="2276.72825245778" calcext:value-type="float">
            <text:p>2277</text:p>
          </table:table-cell>
          <table:table-cell table:style-name="ce17" table:formula="of:=[.N21]" office:value-type="float" office:value="1279.5" calcext:value-type="float">
            <text:p>1280</text:p>
          </table:table-cell>
          <table:table-cell table:style-name="ce15" table:formula="of:=[.N33]" office:value-type="float" office:value="282.271747542219" calcext:value-type="float">
            <text:p>282</text:p>
          </table:table-cell>
        </table:table-row>
        <table:table-row table:style-name="ro1">
          <table:table-cell/>
          <table:table-cell table:style-name="ce2" table:formula="of:=[.B9]+10" office:value-type="float" office:value="70" calcext:value-type="float">
            <text:p>70</text:p>
          </table:table-cell>
          <table:table-cell table:style-name="ce5" table:formula="of:=[.$A$3]*SIN(RADIANS([.B10]))" office:value-type="float" office:value="2164.11210566995" calcext:value-type="float">
            <text:p>2164,1121</text:p>
          </table:table-cell>
          <table:table-cell table:style-name="ce5" table:formula="of:=[.$A$3]*SIN(RADIANS([.B10]-120))" office:value-type="float" office:value="-1764.20035250301" calcext:value-type="float">
            <text:p>-1764,2004</text:p>
          </table:table-cell>
          <table:table-cell table:style-name="ce5" table:formula="of:=[.$A$3]*SIN(RADIANS([.B10]+120))" office:value-type="float" office:value="-399.911753166941" calcext:value-type="float">
            <text:p>-399,9118</text:p>
          </table:table-cell>
          <table:table-cell table:style-name="ce5"/>
          <table:table-cell table:style-name="ce9" table:formula="of:=(MIN([.C10];[.D10];[.E10])+MAX([.C10];[.D10];[.E10]))/2" office:value-type="float" office:value="199.95587658347" calcext:value-type="float">
            <text:p>199,9559</text:p>
          </table:table-cell>
          <table:table-cell table:style-name="ce5" table:formula="of:=[.C10]-[.G10]" office:value-type="float" office:value="1964.15622908648" calcext:value-type="float">
            <text:p>1964,1562</text:p>
          </table:table-cell>
          <table:table-cell table:style-name="ce5" table:formula="of:=[.D10]-[.G10]" office:value-type="float" office:value="-1964.15622908648" calcext:value-type="float">
            <text:p>-1964,1562</text:p>
          </table:table-cell>
          <table:table-cell table:style-name="ce5" table:formula="of:=[.E10]-[.G10]" office:value-type="float" office:value="-599.867629750411" calcext:value-type="float">
            <text:p>-599,8676</text:p>
          </table:table-cell>
          <table:table-cell table:style-name="ce5"/>
          <table:table-cell table:style-name="ce14" table:formula="of:=[.C10]/2+127" office:value-type="float" office:value="1209.05605283497" calcext:value-type="float">
            <text:p>1209</text:p>
          </table:table-cell>
          <table:table-cell table:style-name="ce14" table:formula="of:=[.H10]/2+128" office:value-type="float" office:value="1110.07811454324" calcext:value-type="float">
            <text:p>1110</text:p>
          </table:table-cell>
          <table:table-cell table:formula="of:=[.M10]+([.$A$3]/2)" office:value-type="float" office:value="2261.57811454324" calcext:value-type="float">
            <text:p>2262</text:p>
          </table:table-cell>
          <table:table-cell table:style-name="ce17" table:formula="of:=[.N22]" office:value-type="float" office:value="979.566185124795" calcext:value-type="float">
            <text:p>980</text:p>
          </table:table-cell>
          <table:table-cell table:style-name="ce15" table:formula="of:=[.N34]" office:value-type="float" office:value="297.421885456762" calcext:value-type="float">
            <text:p>297</text:p>
          </table:table-cell>
        </table:table-row>
        <table:table-row table:style-name="ro1">
          <table:table-cell/>
          <table:table-cell table:style-name="ce2" table:formula="of:=[.B10]+10" office:value-type="float" office:value="80" calcext:value-type="float">
            <text:p>80</text:p>
          </table:table-cell>
          <table:table-cell table:style-name="ce5" table:formula="of:=[.$A$3]*SIN(RADIANS([.B11]))" office:value-type="float" office:value="2268.01225518712" calcext:value-type="float">
            <text:p>2268,0123</text:p>
          </table:table-cell>
          <table:table-cell table:style-name="ce5" table:formula="of:=[.$A$3]*SIN(RADIANS([.B11]-120))" office:value-type="float" office:value="-1480.3398651081" calcext:value-type="float">
            <text:p>-1480,3399</text:p>
          </table:table-cell>
          <table:table-cell table:style-name="ce5" table:formula="of:=[.$A$3]*SIN(RADIANS([.B11]+120))" office:value-type="float" office:value="-787.672390079015" calcext:value-type="float">
            <text:p>-787,6724</text:p>
          </table:table-cell>
          <table:table-cell table:style-name="ce5"/>
          <table:table-cell table:style-name="ce9" table:formula="of:=(MIN([.C11];[.D11];[.E11])+MAX([.C11];[.D11];[.E11]))/2" office:value-type="float" office:value="393.836195039508" calcext:value-type="float">
            <text:p>393,8362</text:p>
          </table:table-cell>
          <table:table-cell table:style-name="ce5" table:formula="of:=[.C11]-[.G11]" office:value-type="float" office:value="1874.17606014761" calcext:value-type="float">
            <text:p>1874,1761</text:p>
          </table:table-cell>
          <table:table-cell table:style-name="ce5" table:formula="of:=[.D11]-[.G11]" office:value-type="float" office:value="-1874.17606014761" calcext:value-type="float">
            <text:p>-1874,1761</text:p>
          </table:table-cell>
          <table:table-cell table:style-name="ce5" table:formula="of:=[.E11]-[.G11]" office:value-type="float" office:value="-1181.50858511852" calcext:value-type="float">
            <text:p>-1181,5086</text:p>
          </table:table-cell>
          <table:table-cell table:style-name="ce5"/>
          <table:table-cell table:style-name="ce14" table:formula="of:=[.C11]/2+127" office:value-type="float" office:value="1261.00612759356" calcext:value-type="float">
            <text:p>1261</text:p>
          </table:table-cell>
          <table:table-cell table:style-name="ce14" table:formula="of:=[.H11]/2+128" office:value-type="float" office:value="1065.0880300738" calcext:value-type="float">
            <text:p>1065</text:p>
          </table:table-cell>
          <table:table-cell table:formula="of:=[.M11]+([.$A$3]/2)" office:value-type="float" office:value="2216.5880300738" calcext:value-type="float">
            <text:p>2217</text:p>
          </table:table-cell>
          <table:table-cell table:style-name="ce17" table:formula="of:=[.N23]" office:value-type="float" office:value="688.745707440739" calcext:value-type="float">
            <text:p>689</text:p>
          </table:table-cell>
          <table:table-cell table:style-name="ce15" table:formula="of:=[.N35]" office:value-type="float" office:value="342.411969926196" calcext:value-type="float">
            <text:p>342</text:p>
          </table:table-cell>
        </table:table-row>
        <table:table-row table:style-name="ro1">
          <table:table-cell/>
          <table:table-cell table:style-name="ce2" table:formula="of:=[.B11]+10" office:value-type="float" office:value="90" calcext:value-type="float">
            <text:p>90</text:p>
          </table:table-cell>
          <table:table-cell table:style-name="ce5" table:formula="of:=[.$A$3]*SIN(RADIANS([.B12]))" office:value-type="float" office:value="2303" calcext:value-type="float">
            <text:p>2303,0000</text:p>
          </table:table-cell>
          <table:table-cell table:style-name="ce5" table:formula="of:=[.$A$3]*SIN(RADIANS([.B12]-120))" office:value-type="float" office:value="-1151.5" calcext:value-type="float">
            <text:p>-1151,5000</text:p>
          </table:table-cell>
          <table:table-cell table:style-name="ce5" table:formula="of:=[.$A$3]*SIN(RADIANS([.B12]+120))" office:value-type="float" office:value="-1151.5" calcext:value-type="float">
            <text:p>-1151,5000</text:p>
          </table:table-cell>
          <table:table-cell table:style-name="ce5"/>
          <table:table-cell table:style-name="ce9" table:formula="of:=(MIN([.C12];[.D12];[.E12])+MAX([.C12];[.D12];[.E12]))/2" office:value-type="float" office:value="575.75" calcext:value-type="float">
            <text:p>575,7500</text:p>
          </table:table-cell>
          <table:table-cell table:style-name="ce5" table:formula="of:=[.C12]-[.G12]" office:value-type="float" office:value="1727.25" calcext:value-type="float">
            <text:p>1727,2500</text:p>
          </table:table-cell>
          <table:table-cell table:style-name="ce5" table:formula="of:=[.D12]-[.G12]" office:value-type="float" office:value="-1727.25" calcext:value-type="float">
            <text:p>-1727,2500</text:p>
          </table:table-cell>
          <table:table-cell table:style-name="ce5" table:formula="of:=[.E12]-[.G12]" office:value-type="float" office:value="-1727.25" calcext:value-type="float">
            <text:p>-1727,2500</text:p>
          </table:table-cell>
          <table:table-cell table:style-name="ce5"/>
          <table:table-cell table:style-name="ce14" table:formula="of:=[.C12]/2+127" office:value-type="float" office:value="1278.5" calcext:value-type="float">
            <text:p>1279</text:p>
          </table:table-cell>
          <table:table-cell table:style-name="ce14" table:formula="of:=[.H12]/2+128" office:value-type="float" office:value="991.625" calcext:value-type="float">
            <text:p>992</text:p>
          </table:table-cell>
          <table:table-cell table:formula="of:=[.M12]+([.$A$3]/2)" office:value-type="float" office:value="2143.125" calcext:value-type="float">
            <text:p>2143</text:p>
          </table:table-cell>
          <table:table-cell table:style-name="ce17" table:formula="of:=[.N24]" office:value-type="float" office:value="415.875" calcext:value-type="float">
            <text:p>416</text:p>
          </table:table-cell>
          <table:table-cell table:style-name="ce15" table:formula="of:=[.N36]" office:value-type="float" office:value="415.875" calcext:value-type="float">
            <text:p>416</text:p>
          </table:table-cell>
        </table:table-row>
        <table:table-row table:style-name="ro1">
          <table:table-cell/>
          <table:table-cell table:style-name="ce2" table:formula="of:=[.B12]+10" office:value-type="float" office:value="100" calcext:value-type="float">
            <text:p>100</text:p>
          </table:table-cell>
          <table:table-cell table:style-name="ce5" table:formula="of:=[.$A$3]*SIN(RADIANS([.B13]))" office:value-type="float" office:value="2268.01225518712" calcext:value-type="float">
            <text:p>2268,0123</text:p>
          </table:table-cell>
          <table:table-cell table:style-name="ce5" table:formula="of:=[.$A$3]*SIN(RADIANS([.B13]-120))" office:value-type="float" office:value="-787.672390079015" calcext:value-type="float">
            <text:p>-787,6724</text:p>
          </table:table-cell>
          <table:table-cell table:style-name="ce5" table:formula="of:=[.$A$3]*SIN(RADIANS([.B13]+120))" office:value-type="float" office:value="-1480.3398651081" calcext:value-type="float">
            <text:p>-1480,3399</text:p>
          </table:table-cell>
          <table:table-cell table:style-name="ce5"/>
          <table:table-cell table:style-name="ce9" table:formula="of:=(MIN([.C13];[.D13];[.E13])+MAX([.C13];[.D13];[.E13]))/2" office:value-type="float" office:value="393.836195039508" calcext:value-type="float">
            <text:p>393,8362</text:p>
          </table:table-cell>
          <table:table-cell table:style-name="ce5" table:formula="of:=[.C13]-[.G13]" office:value-type="float" office:value="1874.17606014761" calcext:value-type="float">
            <text:p>1874,1761</text:p>
          </table:table-cell>
          <table:table-cell table:style-name="ce5" table:formula="of:=[.D13]-[.G13]" office:value-type="float" office:value="-1181.50858511852" calcext:value-type="float">
            <text:p>-1181,5086</text:p>
          </table:table-cell>
          <table:table-cell table:style-name="ce5" table:formula="of:=[.E13]-[.G13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13]/2+127" office:value-type="float" office:value="1261.00612759356" calcext:value-type="float">
            <text:p>1261</text:p>
          </table:table-cell>
          <table:table-cell table:style-name="ce14" table:formula="of:=[.H13]/2+128" office:value-type="float" office:value="1065.0880300738" calcext:value-type="float">
            <text:p>1065</text:p>
          </table:table-cell>
          <table:table-cell table:formula="of:=[.M13]+([.$A$3]/2)" office:value-type="float" office:value="2216.5880300738" calcext:value-type="float">
            <text:p>2217</text:p>
          </table:table-cell>
          <table:table-cell table:style-name="ce17" table:formula="of:=[.N25]" office:value-type="float" office:value="342.411969926196" calcext:value-type="float">
            <text:p>342</text:p>
          </table:table-cell>
          <table:table-cell table:style-name="ce15" table:formula="of:=[.N37]" office:value-type="float" office:value="688.745707440739" calcext:value-type="float">
            <text:p>689</text:p>
          </table:table-cell>
        </table:table-row>
        <table:table-row table:style-name="ro1">
          <table:table-cell/>
          <table:table-cell table:style-name="ce2" table:formula="of:=[.B13]+10" office:value-type="float" office:value="110" calcext:value-type="float">
            <text:p>110</text:p>
          </table:table-cell>
          <table:table-cell table:style-name="ce5" table:formula="of:=[.$A$3]*SIN(RADIANS([.B14]))" office:value-type="float" office:value="2164.11210566995" calcext:value-type="float">
            <text:p>2164,1121</text:p>
          </table:table-cell>
          <table:table-cell table:style-name="ce5" table:formula="of:=[.$A$3]*SIN(RADIANS([.B14]-120))" office:value-type="float" office:value="-399.911753166941" calcext:value-type="float">
            <text:p>-399,9118</text:p>
          </table:table-cell>
          <table:table-cell table:style-name="ce5" table:formula="of:=[.$A$3]*SIN(RADIANS([.B14]+120))" office:value-type="float" office:value="-1764.20035250301" calcext:value-type="float">
            <text:p>-1764,2004</text:p>
          </table:table-cell>
          <table:table-cell table:style-name="ce5"/>
          <table:table-cell table:style-name="ce9" table:formula="of:=(MIN([.C14];[.D14];[.E14])+MAX([.C14];[.D14];[.E14]))/2" office:value-type="float" office:value="199.955876583471" calcext:value-type="float">
            <text:p>199,9559</text:p>
          </table:table-cell>
          <table:table-cell table:style-name="ce5" table:formula="of:=[.C14]-[.G14]" office:value-type="float" office:value="1964.15622908648" calcext:value-type="float">
            <text:p>1964,1562</text:p>
          </table:table-cell>
          <table:table-cell table:style-name="ce5" table:formula="of:=[.D14]-[.G14]" office:value-type="float" office:value="-599.867629750411" calcext:value-type="float">
            <text:p>-599,8676</text:p>
          </table:table-cell>
          <table:table-cell table:style-name="ce5" table:formula="of:=[.E14]-[.G14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14]/2+127" office:value-type="float" office:value="1209.05605283497" calcext:value-type="float">
            <text:p>1209</text:p>
          </table:table-cell>
          <table:table-cell table:style-name="ce14" table:formula="of:=[.H14]/2+128" office:value-type="float" office:value="1110.07811454324" calcext:value-type="float">
            <text:p>1110</text:p>
          </table:table-cell>
          <table:table-cell table:formula="of:=[.M14]+([.$A$3]/2)" office:value-type="float" office:value="2261.57811454324" calcext:value-type="float">
            <text:p>2262</text:p>
          </table:table-cell>
          <table:table-cell table:style-name="ce17" table:formula="of:=[.N26]" office:value-type="float" office:value="297.421885456762" calcext:value-type="float">
            <text:p>297</text:p>
          </table:table-cell>
          <table:table-cell table:style-name="ce15" table:formula="of:=[.N38]" office:value-type="float" office:value="979.566185124794" calcext:value-type="float">
            <text:p>980</text:p>
          </table:table-cell>
        </table:table-row>
        <table:table-row table:style-name="ro1">
          <table:table-cell/>
          <table:table-cell table:style-name="ce2" table:formula="of:=[.B14]+10" office:value-type="float" office:value="120" calcext:value-type="float">
            <text:p>120</text:p>
          </table:table-cell>
          <table:table-cell table:style-name="ce5" table:formula="of:=[.$A$3]*SIN(RADIANS([.B15]))" office:value-type="float" office:value="1994.45650491556" calcext:value-type="float">
            <text:p>1994,4565</text:p>
          </table:table-cell>
          <table:table-cell table:style-name="ce5" table:formula="of:=[.$A$3]*SIN(RADIANS([.B15]-120))" office:value-type="float" office:value="0" calcext:value-type="float">
            <text:p>0,0000</text:p>
          </table:table-cell>
          <table:table-cell table:style-name="ce5" table:formula="of:=[.$A$3]*SIN(RADIANS([.B15]+120))" office:value-type="float" office:value="-1994.45650491556" calcext:value-type="float">
            <text:p>-1994,4565</text:p>
          </table:table-cell>
          <table:table-cell table:style-name="ce5"/>
          <table:table-cell table:style-name="ce9" table:formula="of:=(MIN([.C15];[.D15];[.E15])+MAX([.C15];[.D15];[.E15]))/2" office:value-type="float" office:value="0" calcext:value-type="float">
            <text:p>0,0000</text:p>
          </table:table-cell>
          <table:table-cell table:style-name="ce11" table:formula="of:=[.C15]-[.G15]" office:value-type="float" office:value="1994.45650491556" calcext:value-type="float">
            <text:p>1994,4565</text:p>
          </table:table-cell>
          <table:table-cell table:style-name="ce5" table:formula="of:=[.D15]-[.G15]" office:value-type="float" office:value="0" calcext:value-type="float">
            <text:p>0,0000</text:p>
          </table:table-cell>
          <table:table-cell table:style-name="ce5" table:formula="of:=[.E15]-[.G15]" office:value-type="float" office:value="-1994.45650491556" calcext:value-type="float">
            <text:p>-1994,4565</text:p>
          </table:table-cell>
          <table:table-cell table:style-name="ce5"/>
          <table:table-cell table:style-name="ce14" table:formula="of:=[.C15]/2+127" office:value-type="float" office:value="1124.22825245778" calcext:value-type="float">
            <text:p>1124</text:p>
          </table:table-cell>
          <table:table-cell table:style-name="ce14" table:formula="of:=[.H15]/2+128" office:value-type="float" office:value="1125.22825245778" calcext:value-type="float">
            <text:p>1125</text:p>
          </table:table-cell>
          <table:table-cell table:formula="of:=[.M15]+([.$A$3]/2)" office:value-type="float" office:value="2276.72825245778" calcext:value-type="float">
            <text:p>2277</text:p>
          </table:table-cell>
          <table:table-cell table:style-name="ce17" table:formula="of:=[.N27]" office:value-type="float" office:value="282.271747542219" calcext:value-type="float">
            <text:p>282</text:p>
          </table:table-cell>
          <table:table-cell table:style-name="ce15" table:formula="of:=[.N3]" office:value-type="float" office:value="1279.5" calcext:value-type="float">
            <text:p>1280</text:p>
          </table:table-cell>
        </table:table-row>
        <table:table-row table:style-name="ro1">
          <table:table-cell/>
          <table:table-cell table:style-name="ce2" table:formula="of:=[.B15]+10" office:value-type="float" office:value="130" calcext:value-type="float">
            <text:p>130</text:p>
          </table:table-cell>
          <table:table-cell table:style-name="ce5" table:formula="of:=[.$A$3]*SIN(RADIANS([.B16]))" office:value-type="float" office:value="1764.20035250301" calcext:value-type="float">
            <text:p>1764,2004</text:p>
          </table:table-cell>
          <table:table-cell table:style-name="ce5" table:formula="of:=[.$A$3]*SIN(RADIANS([.B16]-120))" office:value-type="float" office:value="399.911753166941" calcext:value-type="float">
            <text:p>399,9118</text:p>
          </table:table-cell>
          <table:table-cell table:style-name="ce5" table:formula="of:=[.$A$3]*SIN(RADIANS([.B16]+120))" office:value-type="float" office:value="-2164.11210566995" calcext:value-type="float">
            <text:p>-2164,1121</text:p>
          </table:table-cell>
          <table:table-cell table:style-name="ce5"/>
          <table:table-cell table:style-name="ce9" table:formula="of:=(MIN([.C16];[.D16];[.E16])+MAX([.C16];[.D16];[.E16]))/2" office:value-type="float" office:value="-199.95587658347" calcext:value-type="float">
            <text:p>-199,9559</text:p>
          </table:table-cell>
          <table:table-cell table:style-name="ce5" table:formula="of:=[.C16]-[.G16]" office:value-type="float" office:value="1964.15622908648" calcext:value-type="float">
            <text:p>1964,1562</text:p>
          </table:table-cell>
          <table:table-cell table:style-name="ce5" table:formula="of:=[.D16]-[.G16]" office:value-type="float" office:value="599.867629750411" calcext:value-type="float">
            <text:p>599,8676</text:p>
          </table:table-cell>
          <table:table-cell table:style-name="ce5" table:formula="of:=[.E16]-[.G16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16]/2+127" office:value-type="float" office:value="1009.1001762515" calcext:value-type="float">
            <text:p>1009</text:p>
          </table:table-cell>
          <table:table-cell table:style-name="ce14" table:formula="of:=[.H16]/2+128" office:value-type="float" office:value="1110.07811454324" calcext:value-type="float">
            <text:p>1110</text:p>
          </table:table-cell>
          <table:table-cell table:formula="of:=[.M16]+([.$A$3]/2)" office:value-type="float" office:value="2261.57811454324" calcext:value-type="float">
            <text:p>2262</text:p>
          </table:table-cell>
          <table:table-cell table:style-name="ce17" table:formula="of:=[.N28]" office:value-type="float" office:value="297.421885456762" calcext:value-type="float">
            <text:p>297</text:p>
          </table:table-cell>
          <table:table-cell table:style-name="ce15" table:formula="of:=[.N4]" office:value-type="float" office:value="1579.43381487521" calcext:value-type="float">
            <text:p>1579</text:p>
          </table:table-cell>
        </table:table-row>
        <table:table-row table:style-name="ro1">
          <table:table-cell/>
          <table:table-cell table:style-name="ce2" table:formula="of:=[.B16]+10" office:value-type="float" office:value="140" calcext:value-type="float">
            <text:p>140</text:p>
          </table:table-cell>
          <table:table-cell table:style-name="ce5" table:formula="of:=[.$A$3]*SIN(RADIANS([.B17]))" office:value-type="float" office:value="1480.3398651081" calcext:value-type="float">
            <text:p>1480,3399</text:p>
          </table:table-cell>
          <table:table-cell table:style-name="ce5" table:formula="of:=[.$A$3]*SIN(RADIANS([.B17]-120))" office:value-type="float" office:value="787.672390079015" calcext:value-type="float">
            <text:p>787,6724</text:p>
          </table:table-cell>
          <table:table-cell table:style-name="ce5" table:formula="of:=[.$A$3]*SIN(RADIANS([.B17]+120))" office:value-type="float" office:value="-2268.01225518712" calcext:value-type="float">
            <text:p>-2268,0123</text:p>
          </table:table-cell>
          <table:table-cell table:style-name="ce5"/>
          <table:table-cell table:style-name="ce9" table:formula="of:=(MIN([.C17];[.D17];[.E17])+MAX([.C17];[.D17];[.E17]))/2" office:value-type="float" office:value="-393.836195039507" calcext:value-type="float">
            <text:p>-393,8362</text:p>
          </table:table-cell>
          <table:table-cell table:style-name="ce5" table:formula="of:=[.C17]-[.G17]" office:value-type="float" office:value="1874.17606014761" calcext:value-type="float">
            <text:p>1874,1761</text:p>
          </table:table-cell>
          <table:table-cell table:style-name="ce5" table:formula="of:=[.D17]-[.G17]" office:value-type="float" office:value="1181.50858511852" calcext:value-type="float">
            <text:p>1181,5086</text:p>
          </table:table-cell>
          <table:table-cell table:style-name="ce5" table:formula="of:=[.E17]-[.G17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17]/2+127" office:value-type="float" office:value="867.16993255405" calcext:value-type="float">
            <text:p>867</text:p>
          </table:table-cell>
          <table:table-cell table:style-name="ce14" table:formula="of:=[.H17]/2+128" office:value-type="float" office:value="1065.0880300738" calcext:value-type="float">
            <text:p>1065</text:p>
          </table:table-cell>
          <table:table-cell table:formula="of:=[.M17]+([.$A$3]/2)" office:value-type="float" office:value="2216.5880300738" calcext:value-type="float">
            <text:p>2217</text:p>
          </table:table-cell>
          <table:table-cell table:style-name="ce17" table:formula="of:=[.N29]" office:value-type="float" office:value="342.411969926196" calcext:value-type="float">
            <text:p>342</text:p>
          </table:table-cell>
          <table:table-cell table:style-name="ce15" table:formula="of:=[.N5]" office:value-type="float" office:value="1870.25429255926" calcext:value-type="float">
            <text:p>1870</text:p>
          </table:table-cell>
        </table:table-row>
        <table:table-row table:style-name="ro1">
          <table:table-cell/>
          <table:table-cell table:style-name="ce2" table:formula="of:=[.B17]+10" office:value-type="float" office:value="150" calcext:value-type="float">
            <text:p>150</text:p>
          </table:table-cell>
          <table:table-cell table:style-name="ce5" table:formula="of:=[.$A$3]*SIN(RADIANS([.B18]))" office:value-type="float" office:value="1151.5" calcext:value-type="float">
            <text:p>1151,5000</text:p>
          </table:table-cell>
          <table:table-cell table:style-name="ce5" table:formula="of:=[.$A$3]*SIN(RADIANS([.B18]-120))" office:value-type="float" office:value="1151.5" calcext:value-type="float">
            <text:p>1151,5000</text:p>
          </table:table-cell>
          <table:table-cell table:style-name="ce5" table:formula="of:=[.$A$3]*SIN(RADIANS([.B18]+120))" office:value-type="float" office:value="-2303" calcext:value-type="float">
            <text:p>-2303,0000</text:p>
          </table:table-cell>
          <table:table-cell table:style-name="ce5"/>
          <table:table-cell table:style-name="ce9" table:formula="of:=(MIN([.C18];[.D18];[.E18])+MAX([.C18];[.D18];[.E18]))/2" office:value-type="float" office:value="-575.75" calcext:value-type="float">
            <text:p>-575,7500</text:p>
          </table:table-cell>
          <table:table-cell table:style-name="ce5" table:formula="of:=[.C18]-[.G18]" office:value-type="float" office:value="1727.25" calcext:value-type="float">
            <text:p>1727,2500</text:p>
          </table:table-cell>
          <table:table-cell table:style-name="ce5" table:formula="of:=[.D18]-[.G18]" office:value-type="float" office:value="1727.25" calcext:value-type="float">
            <text:p>1727,2500</text:p>
          </table:table-cell>
          <table:table-cell table:style-name="ce5" table:formula="of:=[.E18]-[.G18]" office:value-type="float" office:value="-1727.25" calcext:value-type="float">
            <text:p>-1727,2500</text:p>
          </table:table-cell>
          <table:table-cell table:style-name="ce5"/>
          <table:table-cell table:style-name="ce14" table:formula="of:=[.C18]/2+127" office:value-type="float" office:value="702.75" calcext:value-type="float">
            <text:p>703</text:p>
          </table:table-cell>
          <table:table-cell table:style-name="ce14" table:formula="of:=[.H18]/2+128" office:value-type="float" office:value="991.625" calcext:value-type="float">
            <text:p>992</text:p>
          </table:table-cell>
          <table:table-cell table:formula="of:=[.M18]+([.$A$3]/2)" office:value-type="float" office:value="2143.125" calcext:value-type="float">
            <text:p>2143</text:p>
          </table:table-cell>
          <table:table-cell table:style-name="ce17" table:formula="of:=[.N30]" office:value-type="float" office:value="415.875" calcext:value-type="float">
            <text:p>416</text:p>
          </table:table-cell>
          <table:table-cell table:style-name="ce15" table:formula="of:=[.N6]" office:value-type="float" office:value="2143.125" calcext:value-type="float">
            <text:p>2143</text:p>
          </table:table-cell>
        </table:table-row>
        <table:table-row table:style-name="ro1">
          <table:table-cell/>
          <table:table-cell table:style-name="ce2" table:formula="of:=[.B18]+10" office:value-type="float" office:value="160" calcext:value-type="float">
            <text:p>160</text:p>
          </table:table-cell>
          <table:table-cell table:style-name="ce5" table:formula="of:=[.$A$3]*SIN(RADIANS([.B19]))" office:value-type="float" office:value="787.672390079015" calcext:value-type="float">
            <text:p>787,6724</text:p>
          </table:table-cell>
          <table:table-cell table:style-name="ce5" table:formula="of:=[.$A$3]*SIN(RADIANS([.B19]-120))" office:value-type="float" office:value="1480.3398651081" calcext:value-type="float">
            <text:p>1480,3399</text:p>
          </table:table-cell>
          <table:table-cell table:style-name="ce5" table:formula="of:=[.$A$3]*SIN(RADIANS([.B19]+120))" office:value-type="float" office:value="-2268.01225518712" calcext:value-type="float">
            <text:p>-2268,0123</text:p>
          </table:table-cell>
          <table:table-cell table:style-name="ce5"/>
          <table:table-cell table:style-name="ce9" table:formula="of:=(MIN([.C19];[.D19];[.E19])+MAX([.C19];[.D19];[.E19]))/2" office:value-type="float" office:value="-393.836195039508" calcext:value-type="float">
            <text:p>-393,8362</text:p>
          </table:table-cell>
          <table:table-cell table:style-name="ce5" table:formula="of:=[.C19]-[.G19]" office:value-type="float" office:value="1181.50858511852" calcext:value-type="float">
            <text:p>1181,5086</text:p>
          </table:table-cell>
          <table:table-cell table:style-name="ce5" table:formula="of:=[.D19]-[.G19]" office:value-type="float" office:value="1874.17606014761" calcext:value-type="float">
            <text:p>1874,1761</text:p>
          </table:table-cell>
          <table:table-cell table:style-name="ce5" table:formula="of:=[.E19]-[.G19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19]/2+127" office:value-type="float" office:value="520.836195039508" calcext:value-type="float">
            <text:p>521</text:p>
          </table:table-cell>
          <table:table-cell table:style-name="ce14" table:formula="of:=[.H19]/2+128" office:value-type="float" office:value="718.754292559262" calcext:value-type="float">
            <text:p>719</text:p>
          </table:table-cell>
          <table:table-cell table:formula="of:=[.M19]+([.$A$3]/2)" office:value-type="float" office:value="1870.25429255926" calcext:value-type="float">
            <text:p>1870</text:p>
          </table:table-cell>
          <table:table-cell table:style-name="ce17" table:formula="of:=[.N31]" office:value-type="float" office:value="342.411969926196" calcext:value-type="float">
            <text:p>342</text:p>
          </table:table-cell>
          <table:table-cell table:style-name="ce15" table:formula="of:=[.N7]" office:value-type="float" office:value="2216.5880300738" calcext:value-type="float">
            <text:p>2217</text:p>
          </table:table-cell>
        </table:table-row>
        <table:table-row table:style-name="ro1">
          <table:table-cell/>
          <table:table-cell table:style-name="ce2" table:formula="of:=[.B19]+10" office:value-type="float" office:value="170" calcext:value-type="float">
            <text:p>170</text:p>
          </table:table-cell>
          <table:table-cell table:style-name="ce5" table:formula="of:=[.$A$3]*SIN(RADIANS([.B20]))" office:value-type="float" office:value="399.91175316694" calcext:value-type="float">
            <text:p>399,9118</text:p>
          </table:table-cell>
          <table:table-cell table:style-name="ce5" table:formula="of:=[.$A$3]*SIN(RADIANS([.B20]-120))" office:value-type="float" office:value="1764.20035250301" calcext:value-type="float">
            <text:p>1764,2004</text:p>
          </table:table-cell>
          <table:table-cell table:style-name="ce5" table:formula="of:=[.$A$3]*SIN(RADIANS([.B20]+120))" office:value-type="float" office:value="-2164.11210566995" calcext:value-type="float">
            <text:p>-2164,1121</text:p>
          </table:table-cell>
          <table:table-cell table:style-name="ce5"/>
          <table:table-cell table:style-name="ce9" table:formula="of:=(MIN([.C20];[.D20];[.E20])+MAX([.C20];[.D20];[.E20]))/2" office:value-type="float" office:value="-199.95587658347" calcext:value-type="float">
            <text:p>-199,9559</text:p>
          </table:table-cell>
          <table:table-cell table:style-name="ce5" table:formula="of:=[.C20]-[.G20]" office:value-type="float" office:value="599.867629750411" calcext:value-type="float">
            <text:p>599,8676</text:p>
          </table:table-cell>
          <table:table-cell table:style-name="ce5" table:formula="of:=[.D20]-[.G20]" office:value-type="float" office:value="1964.15622908648" calcext:value-type="float">
            <text:p>1964,1562</text:p>
          </table:table-cell>
          <table:table-cell table:style-name="ce5" table:formula="of:=[.E20]-[.G20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20]/2+127" office:value-type="float" office:value="326.95587658347" calcext:value-type="float">
            <text:p>327</text:p>
          </table:table-cell>
          <table:table-cell table:style-name="ce14" table:formula="of:=[.H20]/2+128" office:value-type="float" office:value="427.933814875205" calcext:value-type="float">
            <text:p>428</text:p>
          </table:table-cell>
          <table:table-cell table:formula="of:=[.M20]+([.$A$3]/2)" office:value-type="float" office:value="1579.43381487521" calcext:value-type="float">
            <text:p>1579</text:p>
          </table:table-cell>
          <table:table-cell table:style-name="ce17" table:formula="of:=[.N32]" office:value-type="float" office:value="297.421885456762" calcext:value-type="float">
            <text:p>297</text:p>
          </table:table-cell>
          <table:table-cell table:style-name="ce15" table:formula="of:=[.N8]" office:value-type="float" office:value="2261.57811454324" calcext:value-type="float">
            <text:p>2262</text:p>
          </table:table-cell>
        </table:table-row>
        <table:table-row table:style-name="ro1">
          <table:table-cell/>
          <table:table-cell table:style-name="ce2" table:formula="of:=[.B20]+10" office:value-type="float" office:value="180" calcext:value-type="float">
            <text:p>180</text:p>
          </table:table-cell>
          <table:table-cell table:style-name="ce5" table:formula="of:=[.$A$3]*SIN(RADIANS([.B21]))" office:value-type="float" office:value="0.000000000000282036157843635" calcext:value-type="float">
            <text:p>0,0000</text:p>
          </table:table-cell>
          <table:table-cell table:style-name="ce5" table:formula="of:=[.$A$3]*SIN(RADIANS([.B21]-120))" office:value-type="float" office:value="1994.45650491556" calcext:value-type="float">
            <text:p>1994,4565</text:p>
          </table:table-cell>
          <table:table-cell table:style-name="ce5" table:formula="of:=[.$A$3]*SIN(RADIANS([.B21]+120))" office:value-type="float" office:value="-1994.45650491556" calcext:value-type="float">
            <text:p>-1994,4565</text:p>
          </table:table-cell>
          <table:table-cell table:style-name="ce5"/>
          <table:table-cell table:style-name="ce9" table:formula="of:=(MIN([.C21];[.D21];[.E21])+MAX([.C21];[.D21];[.E21]))/2" office:value-type="float" office:value="0" calcext:value-type="float">
            <text:p>0,0000</text:p>
          </table:table-cell>
          <table:table-cell table:style-name="ce5" table:formula="of:=[.C21]-[.G21]" office:value-type="float" office:value="0.000000000000282036157843635" calcext:value-type="float">
            <text:p>0,0000</text:p>
          </table:table-cell>
          <table:table-cell table:style-name="ce5" table:formula="of:=[.D21]-[.G21]" office:value-type="float" office:value="1994.45650491556" calcext:value-type="float">
            <text:p>1994,4565</text:p>
          </table:table-cell>
          <table:table-cell table:style-name="ce5" table:formula="of:=[.E21]-[.G21]" office:value-type="float" office:value="-1994.45650491556" calcext:value-type="float">
            <text:p>-1994,4565</text:p>
          </table:table-cell>
          <table:table-cell table:style-name="ce5"/>
          <table:table-cell table:style-name="ce14" table:formula="of:=[.C21]/2+127" office:value-type="float" office:value="127" calcext:value-type="float">
            <text:p>127</text:p>
          </table:table-cell>
          <table:table-cell table:style-name="ce14" table:formula="of:=[.H21]/2+128" office:value-type="float" office:value="128" calcext:value-type="float">
            <text:p>128</text:p>
          </table:table-cell>
          <table:table-cell table:formula="of:=[.M21]+([.$A$3]/2)" office:value-type="float" office:value="1279.5" calcext:value-type="float">
            <text:p>1280</text:p>
          </table:table-cell>
          <table:table-cell table:style-name="ce17" table:formula="of:=[.N33]" office:value-type="float" office:value="282.271747542219" calcext:value-type="float">
            <text:p>282</text:p>
          </table:table-cell>
          <table:table-cell table:style-name="ce15" table:formula="of:=[.N9]" office:value-type="float" office:value="2276.72825245778" calcext:value-type="float">
            <text:p>2277</text:p>
          </table:table-cell>
        </table:table-row>
        <table:table-row table:style-name="ro1">
          <table:table-cell/>
          <table:table-cell table:style-name="ce2" table:formula="of:=[.B21]+10" office:value-type="float" office:value="190" calcext:value-type="float">
            <text:p>190</text:p>
          </table:table-cell>
          <table:table-cell table:style-name="ce5" table:formula="of:=[.$A$3]*SIN(RADIANS([.B22]))" office:value-type="float" office:value="-399.911753166941" calcext:value-type="float">
            <text:p>-399,9118</text:p>
          </table:table-cell>
          <table:table-cell table:style-name="ce5" table:formula="of:=[.$A$3]*SIN(RADIANS([.B22]-120))" office:value-type="float" office:value="2164.11210566995" calcext:value-type="float">
            <text:p>2164,1121</text:p>
          </table:table-cell>
          <table:table-cell table:style-name="ce5" table:formula="of:=[.$A$3]*SIN(RADIANS([.B22]+120))" office:value-type="float" office:value="-1764.20035250301" calcext:value-type="float">
            <text:p>-1764,2004</text:p>
          </table:table-cell>
          <table:table-cell table:style-name="ce5"/>
          <table:table-cell table:style-name="ce9" table:formula="of:=(MIN([.C22];[.D22];[.E22])+MAX([.C22];[.D22];[.E22]))/2" office:value-type="float" office:value="199.95587658347" calcext:value-type="float">
            <text:p>199,9559</text:p>
          </table:table-cell>
          <table:table-cell table:style-name="ce5" table:formula="of:=[.C22]-[.G22]" office:value-type="float" office:value="-599.867629750411" calcext:value-type="float">
            <text:p>-599,8676</text:p>
          </table:table-cell>
          <table:table-cell table:style-name="ce5" table:formula="of:=[.D22]-[.G22]" office:value-type="float" office:value="1964.15622908648" calcext:value-type="float">
            <text:p>1964,1562</text:p>
          </table:table-cell>
          <table:table-cell table:style-name="ce5" table:formula="of:=[.E22]-[.G22]" office:value-type="float" office:value="-1964.15622908648" calcext:value-type="float">
            <text:p>-1964,1562</text:p>
          </table:table-cell>
          <table:table-cell table:style-name="ce5"/>
          <table:table-cell table:style-name="ce14" table:formula="of:=[.C22]/2+127" office:value-type="float" office:value="-72.9558765834704" calcext:value-type="float">
            <text:p>-73</text:p>
          </table:table-cell>
          <table:table-cell table:style-name="ce14" table:formula="of:=[.H22]/2+128" office:value-type="float" office:value="-171.933814875206" calcext:value-type="float">
            <text:p>-172</text:p>
          </table:table-cell>
          <table:table-cell table:formula="of:=[.M22]+([.$A$3]/2)" office:value-type="float" office:value="979.566185124795" calcext:value-type="float">
            <text:p>980</text:p>
          </table:table-cell>
          <table:table-cell table:style-name="ce17" table:formula="of:=[.N34]" office:value-type="float" office:value="297.421885456762" calcext:value-type="float">
            <text:p>297</text:p>
          </table:table-cell>
          <table:table-cell table:style-name="ce15" table:formula="of:=[.N10]" office:value-type="float" office:value="2261.57811454324" calcext:value-type="float">
            <text:p>2262</text:p>
          </table:table-cell>
        </table:table-row>
        <table:table-row table:style-name="ro1">
          <table:table-cell/>
          <table:table-cell table:style-name="ce2" table:formula="of:=[.B22]+10" office:value-type="float" office:value="200" calcext:value-type="float">
            <text:p>200</text:p>
          </table:table-cell>
          <table:table-cell table:style-name="ce5" table:formula="of:=[.$A$3]*SIN(RADIANS([.B23]))" office:value-type="float" office:value="-787.672390079015" calcext:value-type="float">
            <text:p>-787,6724</text:p>
          </table:table-cell>
          <table:table-cell table:style-name="ce5" table:formula="of:=[.$A$3]*SIN(RADIANS([.B23]-120))" office:value-type="float" office:value="2268.01225518712" calcext:value-type="float">
            <text:p>2268,0123</text:p>
          </table:table-cell>
          <table:table-cell table:style-name="ce5" table:formula="of:=[.$A$3]*SIN(RADIANS([.B23]+120))" office:value-type="float" office:value="-1480.3398651081" calcext:value-type="float">
            <text:p>-1480,3399</text:p>
          </table:table-cell>
          <table:table-cell table:style-name="ce5"/>
          <table:table-cell table:style-name="ce9" table:formula="of:=(MIN([.C23];[.D23];[.E23])+MAX([.C23];[.D23];[.E23]))/2" office:value-type="float" office:value="393.836195039507" calcext:value-type="float">
            <text:p>393,8362</text:p>
          </table:table-cell>
          <table:table-cell table:style-name="ce5" table:formula="of:=[.C23]-[.G23]" office:value-type="float" office:value="-1181.50858511852" calcext:value-type="float">
            <text:p>-1181,5086</text:p>
          </table:table-cell>
          <table:table-cell table:style-name="ce5" table:formula="of:=[.D23]-[.G23]" office:value-type="float" office:value="1874.17606014761" calcext:value-type="float">
            <text:p>1874,1761</text:p>
          </table:table-cell>
          <table:table-cell table:style-name="ce5" table:formula="of:=[.E23]-[.G23]" office:value-type="float" office:value="-1874.17606014761" calcext:value-type="float">
            <text:p>-1874,1761</text:p>
          </table:table-cell>
          <table:table-cell table:style-name="ce5"/>
          <table:table-cell table:style-name="ce14" table:formula="of:=[.C23]/2+127" office:value-type="float" office:value="-266.836195039507" calcext:value-type="float">
            <text:p>-267</text:p>
          </table:table-cell>
          <table:table-cell table:style-name="ce14" table:formula="of:=[.H23]/2+128" office:value-type="float" office:value="-462.754292559261" calcext:value-type="float">
            <text:p>-463</text:p>
          </table:table-cell>
          <table:table-cell table:formula="of:=[.M23]+([.$A$3]/2)" office:value-type="float" office:value="688.745707440739" calcext:value-type="float">
            <text:p>689</text:p>
          </table:table-cell>
          <table:table-cell table:style-name="ce17" table:formula="of:=[.N35]" office:value-type="float" office:value="342.411969926196" calcext:value-type="float">
            <text:p>342</text:p>
          </table:table-cell>
          <table:table-cell table:style-name="ce15" table:formula="of:=[.N11]" office:value-type="float" office:value="2216.5880300738" calcext:value-type="float">
            <text:p>2217</text:p>
          </table:table-cell>
        </table:table-row>
        <table:table-row table:style-name="ro1">
          <table:table-cell/>
          <table:table-cell table:style-name="ce2" table:formula="of:=[.B23]+10" office:value-type="float" office:value="210" calcext:value-type="float">
            <text:p>210</text:p>
          </table:table-cell>
          <table:table-cell table:style-name="ce5" table:formula="of:=[.$A$3]*SIN(RADIANS([.B24]))" office:value-type="float" office:value="-1151.5" calcext:value-type="float">
            <text:p>-1151,5000</text:p>
          </table:table-cell>
          <table:table-cell table:style-name="ce5" table:formula="of:=[.$A$3]*SIN(RADIANS([.B24]-120))" office:value-type="float" office:value="2303" calcext:value-type="float">
            <text:p>2303,0000</text:p>
          </table:table-cell>
          <table:table-cell table:style-name="ce5" table:formula="of:=[.$A$3]*SIN(RADIANS([.B24]+120))" office:value-type="float" office:value="-1151.5" calcext:value-type="float">
            <text:p>-1151,5000</text:p>
          </table:table-cell>
          <table:table-cell table:style-name="ce5"/>
          <table:table-cell table:style-name="ce9" table:formula="of:=(MIN([.C24];[.D24];[.E24])+MAX([.C24];[.D24];[.E24]))/2" office:value-type="float" office:value="575.75" calcext:value-type="float">
            <text:p>575,7500</text:p>
          </table:table-cell>
          <table:table-cell table:style-name="ce5" table:formula="of:=[.C24]-[.G24]" office:value-type="float" office:value="-1727.25" calcext:value-type="float">
            <text:p>-1727,2500</text:p>
          </table:table-cell>
          <table:table-cell table:style-name="ce5" table:formula="of:=[.D24]-[.G24]" office:value-type="float" office:value="1727.25" calcext:value-type="float">
            <text:p>1727,2500</text:p>
          </table:table-cell>
          <table:table-cell table:style-name="ce5" table:formula="of:=[.E24]-[.G24]" office:value-type="float" office:value="-1727.25" calcext:value-type="float">
            <text:p>-1727,2500</text:p>
          </table:table-cell>
          <table:table-cell table:style-name="ce5"/>
          <table:table-cell table:style-name="ce14" table:formula="of:=[.C24]/2+127" office:value-type="float" office:value="-448.75" calcext:value-type="float">
            <text:p>-449</text:p>
          </table:table-cell>
          <table:table-cell table:style-name="ce14" table:formula="of:=[.H24]/2+128" office:value-type="float" office:value="-735.625" calcext:value-type="float">
            <text:p>-736</text:p>
          </table:table-cell>
          <table:table-cell table:formula="of:=[.M24]+([.$A$3]/2)" office:value-type="float" office:value="415.875" calcext:value-type="float">
            <text:p>416</text:p>
          </table:table-cell>
          <table:table-cell table:style-name="ce17" table:formula="of:=[.N36]" office:value-type="float" office:value="415.875" calcext:value-type="float">
            <text:p>416</text:p>
          </table:table-cell>
          <table:table-cell table:style-name="ce15" table:formula="of:=[.N12]" office:value-type="float" office:value="2143.125" calcext:value-type="float">
            <text:p>2143</text:p>
          </table:table-cell>
        </table:table-row>
        <table:table-row table:style-name="ro1">
          <table:table-cell/>
          <table:table-cell table:style-name="ce2" table:formula="of:=[.B24]+10" office:value-type="float" office:value="220" calcext:value-type="float">
            <text:p>220</text:p>
          </table:table-cell>
          <table:table-cell table:style-name="ce5" table:formula="of:=[.$A$3]*SIN(RADIANS([.B25]))" office:value-type="float" office:value="-1480.3398651081" calcext:value-type="float">
            <text:p>-1480,3399</text:p>
          </table:table-cell>
          <table:table-cell table:style-name="ce5" table:formula="of:=[.$A$3]*SIN(RADIANS([.B25]-120))" office:value-type="float" office:value="2268.01225518712" calcext:value-type="float">
            <text:p>2268,0123</text:p>
          </table:table-cell>
          <table:table-cell table:style-name="ce5" table:formula="of:=[.$A$3]*SIN(RADIANS([.B25]+120))" office:value-type="float" office:value="-787.672390079015" calcext:value-type="float">
            <text:p>-787,6724</text:p>
          </table:table-cell>
          <table:table-cell table:style-name="ce5"/>
          <table:table-cell table:style-name="ce9" table:formula="of:=(MIN([.C25];[.D25];[.E25])+MAX([.C25];[.D25];[.E25]))/2" office:value-type="float" office:value="393.836195039508" calcext:value-type="float">
            <text:p>393,8362</text:p>
          </table:table-cell>
          <table:table-cell table:style-name="ce5" table:formula="of:=[.C25]-[.G25]" office:value-type="float" office:value="-1874.17606014761" calcext:value-type="float">
            <text:p>-1874,1761</text:p>
          </table:table-cell>
          <table:table-cell table:style-name="ce5" table:formula="of:=[.D25]-[.G25]" office:value-type="float" office:value="1874.17606014761" calcext:value-type="float">
            <text:p>1874,1761</text:p>
          </table:table-cell>
          <table:table-cell table:style-name="ce5" table:formula="of:=[.E25]-[.G25]" office:value-type="float" office:value="-1181.50858511852" calcext:value-type="float">
            <text:p>-1181,5086</text:p>
          </table:table-cell>
          <table:table-cell table:style-name="ce5"/>
          <table:table-cell table:style-name="ce14" table:formula="of:=[.C25]/2+127" office:value-type="float" office:value="-613.16993255405" calcext:value-type="float">
            <text:p>-613</text:p>
          </table:table-cell>
          <table:table-cell table:style-name="ce14" table:formula="of:=[.H25]/2+128" office:value-type="float" office:value="-809.088030073804" calcext:value-type="float">
            <text:p>-809</text:p>
          </table:table-cell>
          <table:table-cell table:formula="of:=[.M25]+([.$A$3]/2)" office:value-type="float" office:value="342.411969926196" calcext:value-type="float">
            <text:p>342</text:p>
          </table:table-cell>
          <table:table-cell table:style-name="ce17" table:formula="of:=[.N37]" office:value-type="float" office:value="688.745707440739" calcext:value-type="float">
            <text:p>689</text:p>
          </table:table-cell>
          <table:table-cell table:style-name="ce15" table:formula="of:=[.N13]" office:value-type="float" office:value="2216.5880300738" calcext:value-type="float">
            <text:p>2217</text:p>
          </table:table-cell>
        </table:table-row>
        <table:table-row table:style-name="ro1">
          <table:table-cell/>
          <table:table-cell table:style-name="ce2" table:formula="of:=[.B25]+10" office:value-type="float" office:value="230" calcext:value-type="float">
            <text:p>230</text:p>
          </table:table-cell>
          <table:table-cell table:style-name="ce5" table:formula="of:=[.$A$3]*SIN(RADIANS([.B26]))" office:value-type="float" office:value="-1764.20035250301" calcext:value-type="float">
            <text:p>-1764,2004</text:p>
          </table:table-cell>
          <table:table-cell table:style-name="ce5" table:formula="of:=[.$A$3]*SIN(RADIANS([.B26]-120))" office:value-type="float" office:value="2164.11210566995" calcext:value-type="float">
            <text:p>2164,1121</text:p>
          </table:table-cell>
          <table:table-cell table:style-name="ce5" table:formula="of:=[.$A$3]*SIN(RADIANS([.B26]+120))" office:value-type="float" office:value="-399.911753166941" calcext:value-type="float">
            <text:p>-399,9118</text:p>
          </table:table-cell>
          <table:table-cell table:style-name="ce5"/>
          <table:table-cell table:style-name="ce9" table:formula="of:=(MIN([.C26];[.D26];[.E26])+MAX([.C26];[.D26];[.E26]))/2" office:value-type="float" office:value="199.955876583471" calcext:value-type="float">
            <text:p>199,9559</text:p>
          </table:table-cell>
          <table:table-cell table:style-name="ce5" table:formula="of:=[.C26]-[.G26]" office:value-type="float" office:value="-1964.15622908648" calcext:value-type="float">
            <text:p>-1964,1562</text:p>
          </table:table-cell>
          <table:table-cell table:style-name="ce5" table:formula="of:=[.D26]-[.G26]" office:value-type="float" office:value="1964.15622908648" calcext:value-type="float">
            <text:p>1964,1562</text:p>
          </table:table-cell>
          <table:table-cell table:style-name="ce5" table:formula="of:=[.E26]-[.G26]" office:value-type="float" office:value="-599.867629750411" calcext:value-type="float">
            <text:p>-599,8676</text:p>
          </table:table-cell>
          <table:table-cell table:style-name="ce5"/>
          <table:table-cell table:style-name="ce14" table:formula="of:=[.C26]/2+127" office:value-type="float" office:value="-755.100176251503" calcext:value-type="float">
            <text:p>-755</text:p>
          </table:table-cell>
          <table:table-cell table:style-name="ce14" table:formula="of:=[.H26]/2+128" office:value-type="float" office:value="-854.078114543238" calcext:value-type="float">
            <text:p>-854</text:p>
          </table:table-cell>
          <table:table-cell table:formula="of:=[.M26]+([.$A$3]/2)" office:value-type="float" office:value="297.421885456762" calcext:value-type="float">
            <text:p>297</text:p>
          </table:table-cell>
          <table:table-cell table:style-name="ce17" table:formula="of:=[.N38]" office:value-type="float" office:value="979.566185124794" calcext:value-type="float">
            <text:p>980</text:p>
          </table:table-cell>
          <table:table-cell table:style-name="ce15" table:formula="of:=[.N14]" office:value-type="float" office:value="2261.57811454324" calcext:value-type="float">
            <text:p>2262</text:p>
          </table:table-cell>
        </table:table-row>
        <table:table-row table:style-name="ro1">
          <table:table-cell/>
          <table:table-cell table:style-name="ce2" table:formula="of:=[.B26]+10" office:value-type="float" office:value="240" calcext:value-type="float">
            <text:p>240</text:p>
          </table:table-cell>
          <table:table-cell table:style-name="ce5" table:formula="of:=[.$A$3]*SIN(RADIANS([.B27]))" office:value-type="float" office:value="-1994.45650491556" calcext:value-type="float">
            <text:p>-1994,4565</text:p>
          </table:table-cell>
          <table:table-cell table:style-name="ce5" table:formula="of:=[.$A$3]*SIN(RADIANS([.B27]-120))" office:value-type="float" office:value="1994.45650491556" calcext:value-type="float">
            <text:p>1994,4565</text:p>
          </table:table-cell>
          <table:table-cell table:style-name="ce5" table:formula="of:=[.$A$3]*SIN(RADIANS([.B27]+120))" office:value-type="float" office:value="-0.000000000000564072315687271" calcext:value-type="float">
            <text:p>0,0000</text:p>
          </table:table-cell>
          <table:table-cell table:style-name="ce5"/>
          <table:table-cell table:style-name="ce9" table:formula="of:=(MIN([.C27];[.D27];[.E27])+MAX([.C27];[.D27];[.E27]))/2" office:value-type="float" office:value="0" calcext:value-type="float">
            <text:p>0,0000</text:p>
          </table:table-cell>
          <table:table-cell table:style-name="ce5" table:formula="of:=[.C27]-[.G27]" office:value-type="float" office:value="-1994.45650491556" calcext:value-type="float">
            <text:p>-1994,4565</text:p>
          </table:table-cell>
          <table:table-cell table:style-name="ce5" table:formula="of:=[.D27]-[.G27]" office:value-type="float" office:value="1994.45650491556" calcext:value-type="float">
            <text:p>1994,4565</text:p>
          </table:table-cell>
          <table:table-cell table:style-name="ce5" table:formula="of:=[.E27]-[.G27]" office:value-type="float" office:value="-0.000000000000564072315687271" calcext:value-type="float">
            <text:p>0,0000</text:p>
          </table:table-cell>
          <table:table-cell table:style-name="ce5"/>
          <table:table-cell table:style-name="ce14" table:formula="of:=[.C27]/2+127" office:value-type="float" office:value="-870.228252457781" calcext:value-type="float">
            <text:p>-870</text:p>
          </table:table-cell>
          <table:table-cell table:style-name="ce14" table:formula="of:=[.H27]/2+128" office:value-type="float" office:value="-869.228252457781" calcext:value-type="float">
            <text:p>-869</text:p>
          </table:table-cell>
          <table:table-cell table:formula="of:=[.M27]+([.$A$3]/2)" office:value-type="float" office:value="282.271747542219" calcext:value-type="float">
            <text:p>282</text:p>
          </table:table-cell>
          <table:table-cell table:style-name="ce17" table:formula="of:=[.N3]" office:value-type="float" office:value="1279.5" calcext:value-type="float">
            <text:p>1280</text:p>
          </table:table-cell>
          <table:table-cell table:style-name="ce15" table:formula="of:=[.N15]" office:value-type="float" office:value="2276.72825245778" calcext:value-type="float">
            <text:p>2277</text:p>
          </table:table-cell>
        </table:table-row>
        <table:table-row table:style-name="ro1">
          <table:table-cell/>
          <table:table-cell table:style-name="ce2" table:formula="of:=[.B27]+10" office:value-type="float" office:value="250" calcext:value-type="float">
            <text:p>250</text:p>
          </table:table-cell>
          <table:table-cell table:style-name="ce5" table:formula="of:=[.$A$3]*SIN(RADIANS([.B28]))" office:value-type="float" office:value="-2164.11210566995" calcext:value-type="float">
            <text:p>-2164,1121</text:p>
          </table:table-cell>
          <table:table-cell table:style-name="ce5" table:formula="of:=[.$A$3]*SIN(RADIANS([.B28]-120))" office:value-type="float" office:value="1764.20035250301" calcext:value-type="float">
            <text:p>1764,2004</text:p>
          </table:table-cell>
          <table:table-cell table:style-name="ce5" table:formula="of:=[.$A$3]*SIN(RADIANS([.B28]+120))" office:value-type="float" office:value="399.91175316694" calcext:value-type="float">
            <text:p>399,9118</text:p>
          </table:table-cell>
          <table:table-cell table:style-name="ce5"/>
          <table:table-cell table:style-name="ce9" table:formula="of:=(MIN([.C28];[.D28];[.E28])+MAX([.C28];[.D28];[.E28]))/2" office:value-type="float" office:value="-199.95587658347" calcext:value-type="float">
            <text:p>-199,9559</text:p>
          </table:table-cell>
          <table:table-cell table:style-name="ce5" table:formula="of:=[.C28]-[.G28]" office:value-type="float" office:value="-1964.15622908648" calcext:value-type="float">
            <text:p>-1964,1562</text:p>
          </table:table-cell>
          <table:table-cell table:style-name="ce5" table:formula="of:=[.D28]-[.G28]" office:value-type="float" office:value="1964.15622908648" calcext:value-type="float">
            <text:p>1964,1562</text:p>
          </table:table-cell>
          <table:table-cell table:style-name="ce5" table:formula="of:=[.E28]-[.G28]" office:value-type="float" office:value="599.86762975041" calcext:value-type="float">
            <text:p>599,8676</text:p>
          </table:table-cell>
          <table:table-cell table:style-name="ce5"/>
          <table:table-cell table:style-name="ce14" table:formula="of:=[.C28]/2+127" office:value-type="float" office:value="-955.056052834974" calcext:value-type="float">
            <text:p>-955</text:p>
          </table:table-cell>
          <table:table-cell table:style-name="ce14" table:formula="of:=[.H28]/2+128" office:value-type="float" office:value="-854.078114543238" calcext:value-type="float">
            <text:p>-854</text:p>
          </table:table-cell>
          <table:table-cell table:formula="of:=[.M28]+([.$A$3]/2)" office:value-type="float" office:value="297.421885456762" calcext:value-type="float">
            <text:p>297</text:p>
          </table:table-cell>
          <table:table-cell table:style-name="ce17" table:formula="of:=[.N4]" office:value-type="float" office:value="1579.43381487521" calcext:value-type="float">
            <text:p>1579</text:p>
          </table:table-cell>
          <table:table-cell table:style-name="ce15" table:formula="of:=[.N16]" office:value-type="float" office:value="2261.57811454324" calcext:value-type="float">
            <text:p>2262</text:p>
          </table:table-cell>
        </table:table-row>
        <table:table-row table:style-name="ro1">
          <table:table-cell/>
          <table:table-cell table:style-name="ce2" table:formula="of:=[.B28]+10" office:value-type="float" office:value="260" calcext:value-type="float">
            <text:p>260</text:p>
          </table:table-cell>
          <table:table-cell table:style-name="ce5" table:formula="of:=[.$A$3]*SIN(RADIANS([.B29]))" office:value-type="float" office:value="-2268.01225518712" calcext:value-type="float">
            <text:p>-2268,0123</text:p>
          </table:table-cell>
          <table:table-cell table:style-name="ce5" table:formula="of:=[.$A$3]*SIN(RADIANS([.B29]-120))" office:value-type="float" office:value="1480.3398651081" calcext:value-type="float">
            <text:p>1480,3399</text:p>
          </table:table-cell>
          <table:table-cell table:style-name="ce5" table:formula="of:=[.$A$3]*SIN(RADIANS([.B29]+120))" office:value-type="float" office:value="787.672390079016" calcext:value-type="float">
            <text:p>787,6724</text:p>
          </table:table-cell>
          <table:table-cell table:style-name="ce5"/>
          <table:table-cell table:style-name="ce9" table:formula="of:=(MIN([.C29];[.D29];[.E29])+MAX([.C29];[.D29];[.E29]))/2" office:value-type="float" office:value="-393.836195039507" calcext:value-type="float">
            <text:p>-393,8362</text:p>
          </table:table-cell>
          <table:table-cell table:style-name="ce5" table:formula="of:=[.C29]-[.G29]" office:value-type="float" office:value="-1874.17606014761" calcext:value-type="float">
            <text:p>-1874,1761</text:p>
          </table:table-cell>
          <table:table-cell table:style-name="ce5" table:formula="of:=[.D29]-[.G29]" office:value-type="float" office:value="1874.17606014761" calcext:value-type="float">
            <text:p>1874,1761</text:p>
          </table:table-cell>
          <table:table-cell table:style-name="ce5" table:formula="of:=[.E29]-[.G29]" office:value-type="float" office:value="1181.50858511852" calcext:value-type="float">
            <text:p>1181,5086</text:p>
          </table:table-cell>
          <table:table-cell table:style-name="ce5"/>
          <table:table-cell table:style-name="ce14" table:formula="of:=[.C29]/2+127" office:value-type="float" office:value="-1007.00612759356" calcext:value-type="float">
            <text:p>-1007</text:p>
          </table:table-cell>
          <table:table-cell table:style-name="ce14" table:formula="of:=[.H29]/2+128" office:value-type="float" office:value="-809.088030073804" calcext:value-type="float">
            <text:p>-809</text:p>
          </table:table-cell>
          <table:table-cell table:formula="of:=[.M29]+([.$A$3]/2)" office:value-type="float" office:value="342.411969926196" calcext:value-type="float">
            <text:p>342</text:p>
          </table:table-cell>
          <table:table-cell table:style-name="ce17" table:formula="of:=[.N5]" office:value-type="float" office:value="1870.25429255926" calcext:value-type="float">
            <text:p>1870</text:p>
          </table:table-cell>
          <table:table-cell table:style-name="ce15" table:formula="of:=[.N17]" office:value-type="float" office:value="2216.5880300738" calcext:value-type="float">
            <text:p>2217</text:p>
          </table:table-cell>
        </table:table-row>
        <table:table-row table:style-name="ro1">
          <table:table-cell/>
          <table:table-cell table:style-name="ce2" table:formula="of:=[.B29]+10" office:value-type="float" office:value="270" calcext:value-type="float">
            <text:p>270</text:p>
          </table:table-cell>
          <table:table-cell table:style-name="ce5" table:formula="of:=[.$A$3]*SIN(RADIANS([.B30]))" office:value-type="float" office:value="-2303" calcext:value-type="float">
            <text:p>-2303,0000</text:p>
          </table:table-cell>
          <table:table-cell table:style-name="ce5" table:formula="of:=[.$A$3]*SIN(RADIANS([.B30]-120))" office:value-type="float" office:value="1151.5" calcext:value-type="float">
            <text:p>1151,5000</text:p>
          </table:table-cell>
          <table:table-cell table:style-name="ce5" table:formula="of:=[.$A$3]*SIN(RADIANS([.B30]+120))" office:value-type="float" office:value="1151.5" calcext:value-type="float">
            <text:p>1151,5000</text:p>
          </table:table-cell>
          <table:table-cell table:style-name="ce5"/>
          <table:table-cell table:style-name="ce9" table:formula="of:=(MIN([.C30];[.D30];[.E30])+MAX([.C30];[.D30];[.E30]))/2" office:value-type="float" office:value="-575.75" calcext:value-type="float">
            <text:p>-575,7500</text:p>
          </table:table-cell>
          <table:table-cell table:style-name="ce5" table:formula="of:=[.C30]-[.G30]" office:value-type="float" office:value="-1727.25" calcext:value-type="float">
            <text:p>-1727,2500</text:p>
          </table:table-cell>
          <table:table-cell table:style-name="ce5" table:formula="of:=[.D30]-[.G30]" office:value-type="float" office:value="1727.25" calcext:value-type="float">
            <text:p>1727,2500</text:p>
          </table:table-cell>
          <table:table-cell table:style-name="ce5" table:formula="of:=[.E30]-[.G30]" office:value-type="float" office:value="1727.25" calcext:value-type="float">
            <text:p>1727,2500</text:p>
          </table:table-cell>
          <table:table-cell table:style-name="ce5"/>
          <table:table-cell table:style-name="ce14" table:formula="of:=[.C30]/2+127" office:value-type="float" office:value="-1024.5" calcext:value-type="float">
            <text:p>-1025</text:p>
          </table:table-cell>
          <table:table-cell table:style-name="ce14" table:formula="of:=[.H30]/2+128" office:value-type="float" office:value="-735.625" calcext:value-type="float">
            <text:p>-736</text:p>
          </table:table-cell>
          <table:table-cell table:formula="of:=[.M30]+([.$A$3]/2)" office:value-type="float" office:value="415.875" calcext:value-type="float">
            <text:p>416</text:p>
          </table:table-cell>
          <table:table-cell table:style-name="ce17" table:formula="of:=[.N6]" office:value-type="float" office:value="2143.125" calcext:value-type="float">
            <text:p>2143</text:p>
          </table:table-cell>
          <table:table-cell table:style-name="ce15" table:formula="of:=[.N18]" office:value-type="float" office:value="2143.125" calcext:value-type="float">
            <text:p>2143</text:p>
          </table:table-cell>
        </table:table-row>
        <table:table-row table:style-name="ro1">
          <table:table-cell/>
          <table:table-cell table:style-name="ce2" table:formula="of:=[.B30]+10" office:value-type="float" office:value="280" calcext:value-type="float">
            <text:p>280</text:p>
          </table:table-cell>
          <table:table-cell table:style-name="ce5" table:formula="of:=[.$A$3]*SIN(RADIANS([.B31]))" office:value-type="float" office:value="-2268.01225518712" calcext:value-type="float">
            <text:p>-2268,0123</text:p>
          </table:table-cell>
          <table:table-cell table:style-name="ce5" table:formula="of:=[.$A$3]*SIN(RADIANS([.B31]-120))" office:value-type="float" office:value="787.672390079015" calcext:value-type="float">
            <text:p>787,6724</text:p>
          </table:table-cell>
          <table:table-cell table:style-name="ce5" table:formula="of:=[.$A$3]*SIN(RADIANS([.B31]+120))" office:value-type="float" office:value="1480.3398651081" calcext:value-type="float">
            <text:p>1480,3399</text:p>
          </table:table-cell>
          <table:table-cell table:style-name="ce5"/>
          <table:table-cell table:style-name="ce9" table:formula="of:=(MIN([.C31];[.D31];[.E31])+MAX([.C31];[.D31];[.E31]))/2" office:value-type="float" office:value="-393.836195039508" calcext:value-type="float">
            <text:p>-393,8362</text:p>
          </table:table-cell>
          <table:table-cell table:style-name="ce5" table:formula="of:=[.C31]-[.G31]" office:value-type="float" office:value="-1874.17606014761" calcext:value-type="float">
            <text:p>-1874,1761</text:p>
          </table:table-cell>
          <table:table-cell table:style-name="ce5" table:formula="of:=[.D31]-[.G31]" office:value-type="float" office:value="1181.50858511852" calcext:value-type="float">
            <text:p>1181,5086</text:p>
          </table:table-cell>
          <table:table-cell table:style-name="ce5" table:formula="of:=[.E31]-[.G31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31]/2+127" office:value-type="float" office:value="-1007.00612759356" calcext:value-type="float">
            <text:p>-1007</text:p>
          </table:table-cell>
          <table:table-cell table:style-name="ce14" table:formula="of:=[.H31]/2+128" office:value-type="float" office:value="-809.088030073804" calcext:value-type="float">
            <text:p>-809</text:p>
          </table:table-cell>
          <table:table-cell table:formula="of:=[.M31]+([.$A$3]/2)" office:value-type="float" office:value="342.411969926196" calcext:value-type="float">
            <text:p>342</text:p>
          </table:table-cell>
          <table:table-cell table:style-name="ce17" table:formula="of:=[.N7]" office:value-type="float" office:value="2216.5880300738" calcext:value-type="float">
            <text:p>2217</text:p>
          </table:table-cell>
          <table:table-cell table:style-name="ce15" table:formula="of:=[.N19]" office:value-type="float" office:value="1870.25429255926" calcext:value-type="float">
            <text:p>1870</text:p>
          </table:table-cell>
        </table:table-row>
        <table:table-row table:style-name="ro1">
          <table:table-cell/>
          <table:table-cell table:style-name="ce2" table:formula="of:=[.B31]+10" office:value-type="float" office:value="290" calcext:value-type="float">
            <text:p>290</text:p>
          </table:table-cell>
          <table:table-cell table:style-name="ce5" table:formula="of:=[.$A$3]*SIN(RADIANS([.B32]))" office:value-type="float" office:value="-2164.11210566995" calcext:value-type="float">
            <text:p>-2164,1121</text:p>
          </table:table-cell>
          <table:table-cell table:style-name="ce5" table:formula="of:=[.$A$3]*SIN(RADIANS([.B32]-120))" office:value-type="float" office:value="399.91175316694" calcext:value-type="float">
            <text:p>399,9118</text:p>
          </table:table-cell>
          <table:table-cell table:style-name="ce5" table:formula="of:=[.$A$3]*SIN(RADIANS([.B32]+120))" office:value-type="float" office:value="1764.20035250301" calcext:value-type="float">
            <text:p>1764,2004</text:p>
          </table:table-cell>
          <table:table-cell table:style-name="ce5"/>
          <table:table-cell table:style-name="ce9" table:formula="of:=(MIN([.C32];[.D32];[.E32])+MAX([.C32];[.D32];[.E32]))/2" office:value-type="float" office:value="-199.95587658347" calcext:value-type="float">
            <text:p>-199,9559</text:p>
          </table:table-cell>
          <table:table-cell table:style-name="ce5" table:formula="of:=[.C32]-[.G32]" office:value-type="float" office:value="-1964.15622908648" calcext:value-type="float">
            <text:p>-1964,1562</text:p>
          </table:table-cell>
          <table:table-cell table:style-name="ce5" table:formula="of:=[.D32]-[.G32]" office:value-type="float" office:value="599.867629750411" calcext:value-type="float">
            <text:p>599,8676</text:p>
          </table:table-cell>
          <table:table-cell table:style-name="ce5" table:formula="of:=[.E32]-[.G32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32]/2+127" office:value-type="float" office:value="-955.056052834973" calcext:value-type="float">
            <text:p>-955</text:p>
          </table:table-cell>
          <table:table-cell table:style-name="ce14" table:formula="of:=[.H32]/2+128" office:value-type="float" office:value="-854.078114543238" calcext:value-type="float">
            <text:p>-854</text:p>
          </table:table-cell>
          <table:table-cell table:formula="of:=[.M32]+([.$A$3]/2)" office:value-type="float" office:value="297.421885456762" calcext:value-type="float">
            <text:p>297</text:p>
          </table:table-cell>
          <table:table-cell table:style-name="ce17" table:formula="of:=[.N8]" office:value-type="float" office:value="2261.57811454324" calcext:value-type="float">
            <text:p>2262</text:p>
          </table:table-cell>
          <table:table-cell table:style-name="ce15" table:formula="of:=[.N20]" office:value-type="float" office:value="1579.43381487521" calcext:value-type="float">
            <text:p>1579</text:p>
          </table:table-cell>
        </table:table-row>
        <table:table-row table:style-name="ro1">
          <table:table-cell/>
          <table:table-cell table:style-name="ce2" table:formula="of:=[.B32]+10" office:value-type="float" office:value="300" calcext:value-type="float">
            <text:p>300</text:p>
          </table:table-cell>
          <table:table-cell table:style-name="ce5" table:formula="of:=[.$A$3]*SIN(RADIANS([.B33]))" office:value-type="float" office:value="-1994.45650491556" calcext:value-type="float">
            <text:p>-1994,4565</text:p>
          </table:table-cell>
          <table:table-cell table:style-name="ce5" table:formula="of:=[.$A$3]*SIN(RADIANS([.B33]-120))" office:value-type="float" office:value="0.000000000000282036157843635" calcext:value-type="float">
            <text:p>0,0000</text:p>
          </table:table-cell>
          <table:table-cell table:style-name="ce5" table:formula="of:=[.$A$3]*SIN(RADIANS([.B33]+120))" office:value-type="float" office:value="1994.45650491556" calcext:value-type="float">
            <text:p>1994,4565</text:p>
          </table:table-cell>
          <table:table-cell table:style-name="ce5"/>
          <table:table-cell table:style-name="ce9" table:formula="of:=(MIN([.C33];[.D33];[.E33])+MAX([.C33];[.D33];[.E33]))/2" office:value-type="float" office:value="0" calcext:value-type="float">
            <text:p>0,0000</text:p>
          </table:table-cell>
          <table:table-cell table:style-name="ce5" table:formula="of:=[.C33]-[.G33]" office:value-type="float" office:value="-1994.45650491556" calcext:value-type="float">
            <text:p>-1994,4565</text:p>
          </table:table-cell>
          <table:table-cell table:style-name="ce5" table:formula="of:=[.D33]-[.G33]" office:value-type="float" office:value="0.000000000000282036157843635" calcext:value-type="float">
            <text:p>0,0000</text:p>
          </table:table-cell>
          <table:table-cell table:style-name="ce5" table:formula="of:=[.E33]-[.G33]" office:value-type="float" office:value="1994.45650491556" calcext:value-type="float">
            <text:p>1994,4565</text:p>
          </table:table-cell>
          <table:table-cell table:style-name="ce5"/>
          <table:table-cell table:style-name="ce14" table:formula="of:=[.C33]/2+127" office:value-type="float" office:value="-870.228252457781" calcext:value-type="float">
            <text:p>-870</text:p>
          </table:table-cell>
          <table:table-cell table:style-name="ce14" table:formula="of:=[.H33]/2+128" office:value-type="float" office:value="-869.228252457781" calcext:value-type="float">
            <text:p>-869</text:p>
          </table:table-cell>
          <table:table-cell table:formula="of:=[.M33]+([.$A$3]/2)" office:value-type="float" office:value="282.271747542219" calcext:value-type="float">
            <text:p>282</text:p>
          </table:table-cell>
          <table:table-cell table:style-name="ce17" table:formula="of:=[.N9]" office:value-type="float" office:value="2276.72825245778" calcext:value-type="float">
            <text:p>2277</text:p>
          </table:table-cell>
          <table:table-cell table:style-name="ce15" table:formula="of:=[.N21]" office:value-type="float" office:value="1279.5" calcext:value-type="float">
            <text:p>1280</text:p>
          </table:table-cell>
        </table:table-row>
        <table:table-row table:style-name="ro1">
          <table:table-cell/>
          <table:table-cell table:style-name="ce2" table:formula="of:=[.B33]+10" office:value-type="float" office:value="310" calcext:value-type="float">
            <text:p>310</text:p>
          </table:table-cell>
          <table:table-cell table:style-name="ce5" table:formula="of:=[.$A$3]*SIN(RADIANS([.B34]))" office:value-type="float" office:value="-1764.20035250301" calcext:value-type="float">
            <text:p>-1764,2004</text:p>
          </table:table-cell>
          <table:table-cell table:style-name="ce5" table:formula="of:=[.$A$3]*SIN(RADIANS([.B34]-120))" office:value-type="float" office:value="-399.911753166941" calcext:value-type="float">
            <text:p>-399,9118</text:p>
          </table:table-cell>
          <table:table-cell table:style-name="ce5" table:formula="of:=[.$A$3]*SIN(RADIANS([.B34]+120))" office:value-type="float" office:value="2164.11210566995" calcext:value-type="float">
            <text:p>2164,1121</text:p>
          </table:table-cell>
          <table:table-cell table:style-name="ce5"/>
          <table:table-cell table:style-name="ce9" table:formula="of:=(MIN([.C34];[.D34];[.E34])+MAX([.C34];[.D34];[.E34]))/2" office:value-type="float" office:value="199.95587658347" calcext:value-type="float">
            <text:p>199,9559</text:p>
          </table:table-cell>
          <table:table-cell table:style-name="ce5" table:formula="of:=[.C34]-[.G34]" office:value-type="float" office:value="-1964.15622908648" calcext:value-type="float">
            <text:p>-1964,1562</text:p>
          </table:table-cell>
          <table:table-cell table:style-name="ce5" table:formula="of:=[.D34]-[.G34]" office:value-type="float" office:value="-599.867629750411" calcext:value-type="float">
            <text:p>-599,8676</text:p>
          </table:table-cell>
          <table:table-cell table:style-name="ce5" table:formula="of:=[.E34]-[.G34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34]/2+127" office:value-type="float" office:value="-755.100176251503" calcext:value-type="float">
            <text:p>-755</text:p>
          </table:table-cell>
          <table:table-cell table:style-name="ce14" table:formula="of:=[.H34]/2+128" office:value-type="float" office:value="-854.078114543238" calcext:value-type="float">
            <text:p>-854</text:p>
          </table:table-cell>
          <table:table-cell table:formula="of:=[.M34]+([.$A$3]/2)" office:value-type="float" office:value="297.421885456762" calcext:value-type="float">
            <text:p>297</text:p>
          </table:table-cell>
          <table:table-cell table:style-name="ce17" table:formula="of:=[.N10]" office:value-type="float" office:value="2261.57811454324" calcext:value-type="float">
            <text:p>2262</text:p>
          </table:table-cell>
          <table:table-cell table:style-name="ce15" table:formula="of:=[.N22]" office:value-type="float" office:value="979.566185124795" calcext:value-type="float">
            <text:p>980</text:p>
          </table:table-cell>
        </table:table-row>
        <table:table-row table:style-name="ro1">
          <table:table-cell/>
          <table:table-cell table:style-name="ce2" table:formula="of:=[.B34]+10" office:value-type="float" office:value="320" calcext:value-type="float">
            <text:p>320</text:p>
          </table:table-cell>
          <table:table-cell table:style-name="ce5" table:formula="of:=[.$A$3]*SIN(RADIANS([.B35]))" office:value-type="float" office:value="-1480.3398651081" calcext:value-type="float">
            <text:p>-1480,3399</text:p>
          </table:table-cell>
          <table:table-cell table:style-name="ce5" table:formula="of:=[.$A$3]*SIN(RADIANS([.B35]-120))" office:value-type="float" office:value="-787.672390079015" calcext:value-type="float">
            <text:p>-787,6724</text:p>
          </table:table-cell>
          <table:table-cell table:style-name="ce5" table:formula="of:=[.$A$3]*SIN(RADIANS([.B35]+120))" office:value-type="float" office:value="2268.01225518712" calcext:value-type="float">
            <text:p>2268,0123</text:p>
          </table:table-cell>
          <table:table-cell table:style-name="ce5"/>
          <table:table-cell table:style-name="ce9" table:formula="of:=(MIN([.C35];[.D35];[.E35])+MAX([.C35];[.D35];[.E35]))/2" office:value-type="float" office:value="393.836195039507" calcext:value-type="float">
            <text:p>393,8362</text:p>
          </table:table-cell>
          <table:table-cell table:style-name="ce5" table:formula="of:=[.C35]-[.G35]" office:value-type="float" office:value="-1874.17606014761" calcext:value-type="float">
            <text:p>-1874,1761</text:p>
          </table:table-cell>
          <table:table-cell table:style-name="ce5" table:formula="of:=[.D35]-[.G35]" office:value-type="float" office:value="-1181.50858511852" calcext:value-type="float">
            <text:p>-1181,5086</text:p>
          </table:table-cell>
          <table:table-cell table:style-name="ce5" table:formula="of:=[.E35]-[.G35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35]/2+127" office:value-type="float" office:value="-613.16993255405" calcext:value-type="float">
            <text:p>-613</text:p>
          </table:table-cell>
          <table:table-cell table:style-name="ce14" table:formula="of:=[.H35]/2+128" office:value-type="float" office:value="-809.088030073804" calcext:value-type="float">
            <text:p>-809</text:p>
          </table:table-cell>
          <table:table-cell table:formula="of:=[.M35]+([.$A$3]/2)" office:value-type="float" office:value="342.411969926196" calcext:value-type="float">
            <text:p>342</text:p>
          </table:table-cell>
          <table:table-cell table:style-name="ce17" table:formula="of:=[.N11]" office:value-type="float" office:value="2216.5880300738" calcext:value-type="float">
            <text:p>2217</text:p>
          </table:table-cell>
          <table:table-cell table:style-name="ce15" table:formula="of:=[.N23]" office:value-type="float" office:value="688.745707440739" calcext:value-type="float">
            <text:p>689</text:p>
          </table:table-cell>
        </table:table-row>
        <table:table-row table:style-name="ro1">
          <table:table-cell/>
          <table:table-cell table:style-name="ce2" table:formula="of:=[.B35]+10" office:value-type="float" office:value="330" calcext:value-type="float">
            <text:p>330</text:p>
          </table:table-cell>
          <table:table-cell table:style-name="ce5" table:formula="of:=[.$A$3]*SIN(RADIANS([.B36]))" office:value-type="float" office:value="-1151.5" calcext:value-type="float">
            <text:p>-1151,5000</text:p>
          </table:table-cell>
          <table:table-cell table:style-name="ce5" table:formula="of:=[.$A$3]*SIN(RADIANS([.B36]-120))" office:value-type="float" office:value="-1151.5" calcext:value-type="float">
            <text:p>-1151,5000</text:p>
          </table:table-cell>
          <table:table-cell table:style-name="ce5" table:formula="of:=[.$A$3]*SIN(RADIANS([.B36]+120))" office:value-type="float" office:value="2303" calcext:value-type="float">
            <text:p>2303,0000</text:p>
          </table:table-cell>
          <table:table-cell table:style-name="ce5"/>
          <table:table-cell table:style-name="ce9" table:formula="of:=(MIN([.C36];[.D36];[.E36])+MAX([.C36];[.D36];[.E36]))/2" office:value-type="float" office:value="575.75" calcext:value-type="float">
            <text:p>575,7500</text:p>
          </table:table-cell>
          <table:table-cell table:style-name="ce5" table:formula="of:=[.C36]-[.G36]" office:value-type="float" office:value="-1727.25" calcext:value-type="float">
            <text:p>-1727,2500</text:p>
          </table:table-cell>
          <table:table-cell table:style-name="ce5" table:formula="of:=[.D36]-[.G36]" office:value-type="float" office:value="-1727.25" calcext:value-type="float">
            <text:p>-1727,2500</text:p>
          </table:table-cell>
          <table:table-cell table:style-name="ce5" table:formula="of:=[.E36]-[.G36]" office:value-type="float" office:value="1727.25" calcext:value-type="float">
            <text:p>1727,2500</text:p>
          </table:table-cell>
          <table:table-cell table:style-name="ce5"/>
          <table:table-cell table:style-name="ce14" table:formula="of:=[.C36]/2+127" office:value-type="float" office:value="-448.75" calcext:value-type="float">
            <text:p>-449</text:p>
          </table:table-cell>
          <table:table-cell table:style-name="ce14" table:formula="of:=[.H36]/2+128" office:value-type="float" office:value="-735.625" calcext:value-type="float">
            <text:p>-736</text:p>
          </table:table-cell>
          <table:table-cell table:formula="of:=[.M36]+([.$A$3]/2)" office:value-type="float" office:value="415.875" calcext:value-type="float">
            <text:p>416</text:p>
          </table:table-cell>
          <table:table-cell table:style-name="ce17" table:formula="of:=[.N12]" office:value-type="float" office:value="2143.125" calcext:value-type="float">
            <text:p>2143</text:p>
          </table:table-cell>
          <table:table-cell table:style-name="ce15" table:formula="of:=[.N24]" office:value-type="float" office:value="415.875" calcext:value-type="float">
            <text:p>416</text:p>
          </table:table-cell>
        </table:table-row>
        <table:table-row table:style-name="ro1">
          <table:table-cell/>
          <table:table-cell table:style-name="ce2" table:formula="of:=[.B36]+10" office:value-type="float" office:value="340" calcext:value-type="float">
            <text:p>340</text:p>
          </table:table-cell>
          <table:table-cell table:style-name="ce5" table:formula="of:=[.$A$3]*SIN(RADIANS([.B37]))" office:value-type="float" office:value="-787.672390079015" calcext:value-type="float">
            <text:p>-787,6724</text:p>
          </table:table-cell>
          <table:table-cell table:style-name="ce5" table:formula="of:=[.$A$3]*SIN(RADIANS([.B37]-120))" office:value-type="float" office:value="-1480.3398651081" calcext:value-type="float">
            <text:p>-1480,3399</text:p>
          </table:table-cell>
          <table:table-cell table:style-name="ce5" table:formula="of:=[.$A$3]*SIN(RADIANS([.B37]+120))" office:value-type="float" office:value="2268.01225518712" calcext:value-type="float">
            <text:p>2268,0123</text:p>
          </table:table-cell>
          <table:table-cell table:style-name="ce5"/>
          <table:table-cell table:style-name="ce9" table:formula="of:=(MIN([.C37];[.D37];[.E37])+MAX([.C37];[.D37];[.E37]))/2" office:value-type="float" office:value="393.836195039508" calcext:value-type="float">
            <text:p>393,8362</text:p>
          </table:table-cell>
          <table:table-cell table:style-name="ce5" table:formula="of:=[.C37]-[.G37]" office:value-type="float" office:value="-1181.50858511852" calcext:value-type="float">
            <text:p>-1181,5086</text:p>
          </table:table-cell>
          <table:table-cell table:style-name="ce5" table:formula="of:=[.D37]-[.G37]" office:value-type="float" office:value="-1874.17606014761" calcext:value-type="float">
            <text:p>-1874,1761</text:p>
          </table:table-cell>
          <table:table-cell table:style-name="ce5" table:formula="of:=[.E37]-[.G37]" office:value-type="float" office:value="1874.17606014761" calcext:value-type="float">
            <text:p>1874,1761</text:p>
          </table:table-cell>
          <table:table-cell table:style-name="ce5"/>
          <table:table-cell table:style-name="ce14" table:formula="of:=[.C37]/2+127" office:value-type="float" office:value="-266.836195039507" calcext:value-type="float">
            <text:p>-267</text:p>
          </table:table-cell>
          <table:table-cell table:style-name="ce14" table:formula="of:=[.H37]/2+128" office:value-type="float" office:value="-462.754292559261" calcext:value-type="float">
            <text:p>-463</text:p>
          </table:table-cell>
          <table:table-cell table:formula="of:=[.M37]+([.$A$3]/2)" office:value-type="float" office:value="688.745707440739" calcext:value-type="float">
            <text:p>689</text:p>
          </table:table-cell>
          <table:table-cell table:style-name="ce17" table:formula="of:=[.N13]" office:value-type="float" office:value="2216.5880300738" calcext:value-type="float">
            <text:p>2217</text:p>
          </table:table-cell>
          <table:table-cell table:style-name="ce15" table:formula="of:=[.N25]" office:value-type="float" office:value="342.411969926196" calcext:value-type="float">
            <text:p>342</text:p>
          </table:table-cell>
        </table:table-row>
        <table:table-row table:style-name="ro1">
          <table:table-cell/>
          <table:table-cell table:style-name="ce2" table:formula="of:=[.B37]+10" office:value-type="float" office:value="350" calcext:value-type="float">
            <text:p>350</text:p>
          </table:table-cell>
          <table:table-cell table:style-name="ce5" table:formula="of:=[.$A$3]*SIN(RADIANS([.B38]))" office:value-type="float" office:value="-399.911753166941" calcext:value-type="float">
            <text:p>-399,9118</text:p>
          </table:table-cell>
          <table:table-cell table:style-name="ce5" table:formula="of:=[.$A$3]*SIN(RADIANS([.B38]-120))" office:value-type="float" office:value="-1764.20035250301" calcext:value-type="float">
            <text:p>-1764,2004</text:p>
          </table:table-cell>
          <table:table-cell table:style-name="ce5" table:formula="of:=[.$A$3]*SIN(RADIANS([.B38]+120))" office:value-type="float" office:value="2164.11210566995" calcext:value-type="float">
            <text:p>2164,1121</text:p>
          </table:table-cell>
          <table:table-cell table:style-name="ce5"/>
          <table:table-cell table:style-name="ce9" table:formula="of:=(MIN([.C38];[.D38];[.E38])+MAX([.C38];[.D38];[.E38]))/2" office:value-type="float" office:value="199.955876583471" calcext:value-type="float">
            <text:p>199,9559</text:p>
          </table:table-cell>
          <table:table-cell table:style-name="ce5" table:formula="of:=[.C38]-[.G38]" office:value-type="float" office:value="-599.867629750411" calcext:value-type="float">
            <text:p>-599,8676</text:p>
          </table:table-cell>
          <table:table-cell table:style-name="ce5" table:formula="of:=[.D38]-[.G38]" office:value-type="float" office:value="-1964.15622908648" calcext:value-type="float">
            <text:p>-1964,1562</text:p>
          </table:table-cell>
          <table:table-cell table:style-name="ce5" table:formula="of:=[.E38]-[.G38]" office:value-type="float" office:value="1964.15622908648" calcext:value-type="float">
            <text:p>1964,1562</text:p>
          </table:table-cell>
          <table:table-cell table:style-name="ce5"/>
          <table:table-cell table:style-name="ce14" table:formula="of:=[.C38]/2+127" office:value-type="float" office:value="-72.9558765834703" calcext:value-type="float">
            <text:p>-73</text:p>
          </table:table-cell>
          <table:table-cell table:style-name="ce14" table:formula="of:=[.H38]/2+128" office:value-type="float" office:value="-171.933814875206" calcext:value-type="float">
            <text:p>-172</text:p>
          </table:table-cell>
          <table:table-cell table:formula="of:=[.M38]+([.$A$3]/2)" office:value-type="float" office:value="979.566185124794" calcext:value-type="float">
            <text:p>980</text:p>
          </table:table-cell>
          <table:table-cell table:style-name="ce17" table:formula="of:=[.N14]" office:value-type="float" office:value="2261.57811454324" calcext:value-type="float">
            <text:p>2262</text:p>
          </table:table-cell>
          <table:table-cell table:style-name="ce15" table:formula="of:=[.N26]" office:value-type="float" office:value="297.421885456762" calcext:value-type="float">
            <text:p>297</text:p>
          </table:table-cell>
        </table:table-row>
        <table:table-row table:style-name="ro1" table:number-rows-repeated="11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2">
            <draw:frame table:end-cell-address="Sheet1.M86" table:end-x="9.28mm" table:end-y="4.48mm" draw:z-index="0" draw:style-name="gr1" draw:text-style-name="P1" svg:width="264.35mm" svg:height="163.22mm" svg:x="13.94mm" svg:y="3.82mm">
              <loext:p draw:notify-on-update-of-ranges="Sheet1.B3:Sheet1.B39 Sheet1.H2:Sheet1.H2 Sheet1.H3:Sheet1.H39 Sheet1.B3:Sheet1.B39 Sheet1.I2:Sheet1.I2 Sheet1.I3:Sheet1.I39 Sheet1.B3:Sheet1.B39 Sheet1.J2:Sheet1.J2 Sheet1.J3:Sheet1.J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 table:number-rows-repeated="3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3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3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3"/>
        </table:table-row>
        <table:table-row table:style-name="ro1" table:number-rows-repeated="72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style-name="ce9"/>
          <table:table-cell table:style-name="ce11"/>
          <table:table-cell table:style-name="ce5" table:number-columns-repeated="3"/>
          <table:table-cell table:style-name="ce14" table:number-columns-repeated="2"/>
          <table:table-cell table:number-columns-repeated="3"/>
        </table:table-row>
        <table:table-row table:style-name="ro1" table:number-rows-repeated="56">
          <table:table-cell/>
          <table:table-cell table:style-name="ce2"/>
          <table:table-cell table:style-name="ce5" table:number-columns-repeated="4"/>
          <table:table-cell table:style-name="ce9"/>
          <table:table-cell table:style-name="ce5" table:number-columns-repeated="4"/>
          <table:table-cell table:style-name="ce14" table:number-columns-repeated="2"/>
          <table:table-cell table:number-columns-repeated="3"/>
        </table:table-row>
        <table:table-row table:style-name="ro1" table:number-rows-repeated="104821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9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2]+1" office:value-type="float" office:value="1" calcext:value-type="float">
            <text:p>1</text:p>
          </table:table-cell>
          <table:table-cell/>
          <table:table-cell table:formula="of:=[.D2]+6" office:value-type="float" office:value="6" calcext:value-type="float">
            <text:p>6</text:p>
          </table:table-cell>
          <table:table-cell table:formula="of:=[.E2]+6" office:value-type="float" office:value="18" calcext:value-type="float">
            <text:p>18</text:p>
          </table:table-cell>
          <table:table-cell table:formula="of:=[.F2]+6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/>
          <table:table-cell table:formula="of:=[.D3]+6" office:value-type="float" office:value="12" calcext:value-type="float">
            <text:p>12</text:p>
          </table:table-cell>
          <table:table-cell table:formula="of:=[.E3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/>
          <table:table-cell table:formula="of:=[.D4]+6" office:value-type="float" office:value="18" calcext:value-type="float">
            <text:p>18</text:p>
          </table:table-cell>
          <table:table-cell table:formula="of:=[.E4]+6" office:value-type="float" office:value="30" calcext:value-type="float">
            <text:p>30</text:p>
          </table:table-cell>
          <table:table-cell table:formula="of:=[.F4]+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/>
          <table:table-cell table:formula="of:=[.D5]+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F5]+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/>
          <table:table-cell table:formula="of:=[.D6]+6" office:value-type="float" office:value="30" calcext:value-type="float">
            <text:p>30</text:p>
          </table:table-cell>
          <table:table-cell table:formula="of:=[.E6]+6" office:value-type="float" office:value="6" calcext:value-type="float">
            <text:p>6</text:p>
          </table:table-cell>
          <table:table-cell table:formula="of:=[.F6]+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10]-6" office:value-type="float" office:value="6" calcext:value-type="float">
            <text:p>6</text:p>
          </table:table-cell>
          <table:table-cell table:formula="of:=[.F10]-6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/>
          <table:table-cell table:formula="of:=[.D11]-6" office:value-type="float" office:value="24" calcext:value-type="float">
            <text:p>24</text:p>
          </table:table-cell>
          <table:table-cell table:formula="of:=[.E11]-6" office:value-type="float" office:value="0" calcext:value-type="float">
            <text:p>0</text:p>
          </table:table-cell>
          <table:table-cell table:formula="of:=[.F11]-6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/>
          <table:table-cell table:formula="of:=[.D12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[.F12]-6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table:formula="of:=[.D13]-6" office:value-type="float" office:value="12" calcext:value-type="float">
            <text:p>12</text:p>
          </table:table-cell>
          <table:table-cell table:formula="of:=[.E13]-6" office:value-type="float" office:value="24" calcext:value-type="float">
            <text:p>24</text:p>
          </table:table-cell>
          <table:table-cell table:formula="of:=[.F13]-6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/>
          <table:table-cell table:formula="of:=[.D14]-6" office:value-type="float" office:value="6" calcext:value-type="float">
            <text:p>6</text:p>
          </table:table-cell>
          <table:table-cell table:formula="of:=[.E14]-6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/>
          <table:table-cell table:formula="of:=26" office:value-type="float" office:value="26" calcext:value-type="float">
            <text:p>26</text:p>
          </table:table-cell>
          <table:table-cell table:formula="of:=[.E10]-10" office:value-type="float" office:value="2" calcext:value-type="float">
            <text:p>2</text:p>
          </table:table-cell>
          <table:table-cell table:formula="of:=[.F10]-10" office:value-type="float" office:value="14" calcext:value-type="float">
            <text:p>14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/>
          <table:table-cell table:formula="of:=[.D18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[.F18]-6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/>
          <table:table-cell table:formula="of:=[.D19]-6" office:value-type="float" office:value="14" calcext:value-type="float">
            <text:p>14</text:p>
          </table:table-cell>
          <table:table-cell table:formula="of:=[.E19]-6" office:value-type="float" office:value="26" calcext:value-type="float">
            <text:p>26</text:p>
          </table:table-cell>
          <table:table-cell table:formula="of:=[.F19]-6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/>
          <table:table-cell table:formula="of:=[.D20]-6" office:value-type="float" office:value="8" calcext:value-type="float">
            <text:p>8</text:p>
          </table:table-cell>
          <table:table-cell table:formula="of:=[.E20]-6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/>
          <table:table-cell table:formula="of:=[.D21]-6" office:value-type="float" office:value="2" calcext:value-type="float">
            <text:p>2</text:p>
          </table:table-cell>
          <table:table-cell table:formula="of:=[.E21]-6" office:value-type="float" office:value="14" calcext:value-type="float">
            <text:p>14</text:p>
          </table:table-cell>
          <table:table-cell table:formula="of:=[.F21]-6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2]-6" office:value-type="float" office:value="8" calcext:value-type="float">
            <text:p>8</text:p>
          </table:table-cell>
          <table:table-cell table:formula="of:=[.F22]-6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-00-0000</text:date>, <text:time style:data-style-name="N2" text:time-value="14:45:11.683117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6-08-27T15:35:29.313712359</dc:date>
    <meta:editing-duration>P1DT11H16M56S</meta:editing-duration>
    <meta:editing-cycles>15</meta:editing-cycles>
    <meta:generator>LibreOffice/5.1.4.2$Linux_X86_64 LibreOffice_project/10m0$Build-2</meta:generator>
    <meta:document-statistic meta:table-count="2" meta:cell-count="5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style-name="ch1">
        <chart:legend chart:legend-position="end" svg:x="25.072cm" svg:y="6.411cm" style:legend-expansion="high" chart:style-name="ch2"/>
        <chart:plot-area chart:style-name="ch3" table:cell-range-address="Sheet1.N2:Sheet1.P38" chart:data-source-has-labels="row" svg:x="0.561cm" svg:y="0.288cm" svg:width="23.95cm" svg:height="13.851cm">
          <chartooo:coordinate-region svg:x="1.565cm" svg:y="0.489cm" svg:width="22.756cm" svg:height="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3:Sheet1.N38" chart:label-cell-address="Sheet1.N2:Sheet1.N2" chart:class="chart:line">
            <chart:data-point chart:repeated="36"/>
          </chart:series>
          <chart:series chart:style-name="ch8" chart:values-cell-range-address="Sheet1.O3:Sheet1.O38" chart:label-cell-address="Sheet1.O2:Sheet1.O2" chart:class="chart:line">
            <chart:data-point chart:repeated="36"/>
          </chart:series>
          <chart:series chart:style-name="ch9" chart:values-cell-range-address="Sheet1.P3:Sheet1.P38" chart:label-cell-address="Sheet1.P2:Sheet1.P2" chart:class="chart:line">
            <chart:data-point chart:repeated="36"/>
          </chart:series>
          <chart:series chart:style-name="ch8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 phase A</text:p>
                <draw:g>
                  <svg:desc>Sheet1.N2:Sheet1.N2</svg:desc>
                </draw:g>
              </table:table-cell>
              <table:table-cell office:value-type="string">
                <text:p>PWM phase B</text:p>
                <draw:g>
                  <svg:desc>Sheet1.O2:Sheet1.O2</svg:desc>
                </draw:g>
              </table:table-cell>
              <table:table-cell office:value-type="string">
                <text:p>PWM phase C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9.5">
                <text:p>1279.5</text:p>
                <draw:g>
                  <svg:desc>Sheet1.N3:Sheet1.N38</svg:desc>
                </draw:g>
              </table:table-cell>
              <table:table-cell office:value-type="float" office:value="2276.72825245778">
                <text:p>2276.72825245778</text:p>
                <draw:g>
                  <svg:desc>Sheet1.O3:Sheet1.O38</svg:desc>
                </draw:g>
              </table:table-cell>
              <table:table-cell office:value-type="float" office:value="282.271747542219">
                <text:p>282.271747542219</text:p>
                <draw:g>
                  <svg:desc>Sheet1.P3:Sheet1.P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3.125">
                <text:p>2143.125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97.421885456762">
                <text:p>297.421885456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1279.5">
                <text:p>1279.5</text:p>
              </table:table-cell>
              <table:table-cell office:value-type="float" office:value="282.271747542219">
                <text:p>282.271747542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979.566185124795">
                <text:p>979.566185124795</text:p>
              </table:table-cell>
              <table:table-cell office:value-type="float" office:value="297.421885456762">
                <text:p>297.421885456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  <table:table-cell office:value-type="float" office:value="415.875">
                <text:p>415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688.745707440739">
                <text:p>688.745707440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979.566185124794">
                <text:p>979.566185124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1279.5">
                <text:p>127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1579.43381487521">
                <text:p>1579.43381487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1870.25429255926">
                <text:p>1870.25429255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9.5">
                <text:p>1279.5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2276.72825245778">
                <text:p>2276.72825245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9.566185124795">
                <text:p>979.566185124795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5.875">
                <text:p>415.875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1279.5">
                <text:p>1279.5</text:p>
              </table:table-cell>
              <table:table-cell office:value-type="float" office:value="2276.72825245778">
                <text:p>2276.72825245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261.57811454324">
                <text:p>2261.578114543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2216.5880300738">
                <text:p>2216.5880300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  <table:table-cell office:value-type="float" office:value="2143.125">
                <text:p>2143.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870.25429255926">
                <text:p>1870.25429255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579.43381487521">
                <text:p>1579.43381487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1279.5">
                <text:p>127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979.566185124795">
                <text:p>979.5661851247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688.745707440739">
                <text:p>688.745707440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5.875">
                <text:p>415.875</text:p>
              </table:table-cell>
              <table:table-cell office:value-type="float" office:value="2143.125">
                <text:p>2143.125</text:p>
              </table:table-cell>
              <table:table-cell office:value-type="float" office:value="415.875">
                <text:p>415.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342.411969926196">
                <text:p>342.411969926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297.421885456762">
                <text:p>297.421885456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38cm" svg:height="16.323cm" xlink:href=".." xlink:type="simple" chart:class="chart:scatter" chart:style-name="ch1">
        <chart:legend chart:legend-position="end" svg:x="23.377cm" svg:y="7.359cm" style:legend-expansion="high" chart:style-name="ch2"/>
        <chart:plot-area chart:style-name="ch3" table:cell-range-address="Sheet1.B3:Sheet1.B39 Sheet1.H2:Sheet1.J39" chart:data-source-has-labels="row" svg:x="0.528cm" svg:y="0.326cm" svg:width="22.321cm" svg:height="15.671cm">
          <chartooo:coordinate-region svg:x="1.461cm" svg:y="0.527cm" svg:width="21.105cm" svg:height="15.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39" chart:label-cell-address="Sheet1.H2:Sheet1.H2" chart:class="chart:scatter">
            <chart:domain table:cell-range-address="Sheet1.B3:Sheet1.B39"/>
            <chart:data-point chart:repeated="37"/>
          </chart:series>
          <chart:series chart:style-name="ch8" chart:values-cell-range-address="Sheet1.I3:Sheet1.I39" chart:label-cell-address="Sheet1.I2:Sheet1.I2" chart:class="chart:scatter">
            <chart:data-point chart:repeated="37"/>
          </chart:series>
          <chart:series chart:style-name="ch9" chart:values-cell-range-address="Sheet1.J3:Sheet1.J39" chart:label-cell-address="Sheet1.J2:Sheet1.J2" chart:class="chart:scatter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hase Asv</text:p>
                <draw:g>
                  <svg:desc>Sheet1.H2:Sheet1.H2</svg:desc>
                </draw:g>
              </table:table-cell>
              <table:table-cell office:value-type="string">
                <text:p>Phase Bsv</text:p>
                <draw:g>
                  <svg:desc>Sheet1.I2:Sheet1.I2</svg:desc>
                </draw:g>
              </table:table-cell>
              <table:table-cell office:value-type="string">
                <text:p>Phase Csv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39</svg:desc>
                </draw:g>
              </table:table-cell>
              <table:table-cell office:value-type="float" office:value="0">
                <text:p>0</text:p>
                <draw:g>
                  <svg:desc>Sheet1.H3:Sheet1.H39</svg:desc>
                </draw:g>
              </table:table-cell>
              <table:table-cell office:value-type="float" office:value="-1994.45650491556">
                <text:p>-1994.45650491556</text:p>
                <draw:g>
                  <svg:desc>Sheet1.I3:Sheet1.I39</svg:desc>
                </draw:g>
              </table:table-cell>
              <table:table-cell office:value-type="float" office:value="1994.45650491556">
                <text:p>1994.45650491556</text:p>
                <draw:g>
                  <svg:desc>Sheet1.J3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181.50858511852">
                <text:p>1181.5085851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599.867629750411">
                <text:p>599.867629750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-1994.45650491556">
                <text:p>-1994.45650491556</text:p>
              </table:table-cell>
              <table:table-cell office:value-type="float" office:value="0.000000000000282036157843635">
                <text:p>0.000000000000282036157843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-599.867629750411">
                <text:p>-599.867629750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-1181.50858511852">
                <text:p>-1181.5085851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  <table:table-cell office:value-type="float" office:value="-1727.25">
                <text:p>-1727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0">
                <text:p>0</text:p>
              </table:table-cell>
              <table:table-cell office:value-type="float" office:value="-1994.45650491556">
                <text:p>-1994.45650491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27.25">
                <text:p>1727.25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282036157843635">
                <text:p>0.000000000000282036157843635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-1994.45650491556">
                <text:p>-1994.45650491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1964.15622908648">
                <text:p>-1964.156229086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874.17606014761">
                <text:p>-1874.17606014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  <table:table-cell office:value-type="float" office:value="-1727.25">
                <text:p>-1727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-1181.50858511852">
                <text:p>-1181.5085851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-599.867629750411">
                <text:p>-599.867629750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1994.45650491556">
                <text:p>-1994.45650491556</text:p>
              </table:table-cell>
              <table:table-cell office:value-type="float" office:value="1994.45650491556">
                <text:p>1994.45650491556</text:p>
              </table:table-cell>
              <table:table-cell office:value-type="float" office:value="-0.000000000000564072315687271">
                <text:p>-0.000000000000564072315687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  <table:table-cell office:value-type="float" office:value="599.86762975041">
                <text:p>599.86762975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  <table:table-cell office:value-type="float" office:value="1181.50858511852">
                <text:p>1181.50858511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  <table:table-cell office:value-type="float" office:value="1727.25">
                <text:p>1727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181.50858511852">
                <text:p>1181.50858511852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599.867629750411">
                <text:p>599.867629750411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1994.45650491556">
                <text:p>-1994.45650491556</text:p>
              </table:table-cell>
              <table:table-cell office:value-type="float" office:value="0.000000000000282036157843635">
                <text:p>0.000000000000282036157843635</text:p>
              </table:table-cell>
              <table:table-cell office:value-type="float" office:value="1994.45650491556">
                <text:p>1994.45650491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1727.25">
                <text:p>-1727.25</text:p>
              </table:table-cell>
              <table:table-cell office:value-type="float" office:value="-1727.25">
                <text:p>-1727.25</text:p>
              </table:table-cell>
              <table:table-cell office:value-type="float" office:value="1727.25">
                <text:p>1727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1181.50858511852">
                <text:p>-1181.50858511852</text:p>
              </table:table-cell>
              <table:table-cell office:value-type="float" office:value="-1874.17606014761">
                <text:p>-1874.17606014761</text:p>
              </table:table-cell>
              <table:table-cell office:value-type="float" office:value="1874.17606014761">
                <text:p>1874.17606014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599.867629750411">
                <text:p>-599.867629750411</text:p>
              </table:table-cell>
              <table:table-cell office:value-type="float" office:value="-1964.15622908648">
                <text:p>-1964.15622908648</text:p>
              </table:table-cell>
              <table:table-cell office:value-type="float" office:value="1964.15622908648">
                <text:p>1964.15622908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4.427cm" xlink:href=".." xlink:type="simple" chart:class="chart:line" chart:column-mapping="0" chart:style-name="ch1">
        <chart:legend chart:legend-position="end" svg:x="18.957cm" svg:y="6.262cm" style:legend-expansion="high" chart:style-name="ch2"/>
        <chart:plot-area chart:style-name="ch3" table:cell-range-address="Sheet1.B3:Sheet1.B38 Sheet1.N2:Sheet1.N38" chart:data-source-has-labels="row" svg:x="0.561cm" svg:y="0.288cm" svg:width="17.835cm" svg:height="13.851cm">
          <chartooo:coordinate-region svg:x="1.565cm" svg:y="0.489cm" svg:width="16.641cm" svg:height="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8" chart:label-cell-address="Sheet1.B3:Sheet1.B38" chart:class="chart:line">
            <chart:data-point chart:repeated="37"/>
          </chart:series>
          <chart:series chart:style-name="ch7" chart:values-cell-range-address="Sheet1.B3:Sheet1.B38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 310 320 330 340 35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  <text:list-item>
                    <text:p>310</text:p>
                  </text:list-item>
                  <text:list-item>
                    <text:p>320</text:p>
                  </text:list-item>
                  <text:list-item>
                    <text:p>330</text:p>
                  </text:list-item>
                  <text:list-item>
                    <text:p>340</text:p>
                  </text:list-item>
                  <text:list-item>
                    <text:p>350</text:p>
                  </text:list-item>
                </text:list>
                <draw:g>
                  <svg:desc>Sheet1.B3:Sheet1.B38</svg:desc>
                </draw:g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N2:Sheet1.N38</svg:desc>
                </draw:g>
              </table:table-cell>
              <table:table-cell office:value-type="float" office:value="0">
                <text:p>0</text:p>
                <draw:g>
                  <svg:desc>Sheet1.B3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9.5">
                <text:p>1279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3.125">
                <text:p>2143.1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3.125">
                <text:p>2143.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76.72825245778">
                <text:p>2276.728252457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61.57811454324">
                <text:p>2261.578114543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6.5880300738">
                <text:p>2216.58803007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3.125">
                <text:p>2143.1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70.25429255926">
                <text:p>1870.2542925592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9.43381487521">
                <text:p>1579.433814875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9.5">
                <text:p>1279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9.566185124795">
                <text:p>979.56618512479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5.875">
                <text:p>415.8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5.875">
                <text:p>415.8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.271747542219">
                <text:p>282.27174754221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7.421885456762">
                <text:p>297.4218854567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2.411969926196">
                <text:p>342.41196992619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5.875">
                <text:p>415.8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8.745707440739">
                <text:p>688.7457074407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9.566185124794">
                <text:p>979.5661851247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